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1.7717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0" table:style-name="ta1">
        <table:shapes>
          <draw:frame draw:z-index="0" draw:style-name="gr1" draw:text-style-name="P1" svg:width="6.2984in" svg:height="3.5449in" svg:x="5.4031in" svg:y="0.8594in">
            <draw:object draw:notify-on-update-of-ranges="'40'.A2:'40'.A295 '40'.E1:'40'.E1 '40'.C2:'40'.C2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ln(V)</text:p>
          </table:table-cell>
          <table:table-cell/>
          <table:table-cell office:value-type="string" calcext:value-type="string">
            <text:p>40 торр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348" calcext:value-type="float">
            <text:p>10.7348</text:p>
          </table:table-cell>
          <table:table-cell office:value-type="float" office:value="9.28124607949191" calcext:value-type="float">
            <text:p>9.28124607949191</text:p>
          </table:table-cell>
          <table:table-cell table:number-columns-repeated="4"/>
          <table:table-cell office:value-type="string" calcext:value-type="string">
            <text:p>f(x) = -0.002056 x + 9.2776</text:p>
          </table:table-cell>
          <table:table-cell/>
          <table:table-cell table:formula="of:=-0.002056 * 0.1" office:value-type="float" office:value="-0.0002056" calcext:value-type="float">
            <text:p>-0.0002056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10.713" calcext:value-type="float">
            <text:p>10.713</text:p>
          </table:table-cell>
          <table:table-cell office:value-type="float" office:value="9.27921323626256" calcext:value-type="float">
            <text:p>9.27921323626256</text:p>
          </table:table-cell>
          <table:table-cell table:number-columns-repeated="8"/>
        </table:table-row>
        <table:table-row table:style-name="ro1">
          <table:table-cell office:value-type="float" office:value="1.999" calcext:value-type="float">
            <text:p>1.999</text:p>
          </table:table-cell>
          <table:table-cell office:value-type="float" office:value="10.6911" calcext:value-type="float">
            <text:p>10.6911</text:p>
          </table:table-cell>
          <table:table-cell office:value-type="float" office:value="9.27716689863171" calcext:value-type="float">
            <text:p>9.277166898631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6685" calcext:value-type="float">
            <text:p>10.6685</text:p>
          </table:table-cell>
          <table:table-cell office:value-type="float" office:value="9.27505075334494" calcext:value-type="float">
            <text:p>9.2750507533449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6459" calcext:value-type="float">
            <text:p>10.6459</text:p>
          </table:table-cell>
          <table:table-cell office:value-type="float" office:value="9.27293012048926" calcext:value-type="float">
            <text:p>9.2729301204892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6236" calcext:value-type="float">
            <text:p>10.6236</text:p>
          </table:table-cell>
          <table:table-cell office:value-type="float" office:value="9.270833220405" calcext:value-type="float">
            <text:p>9.27083322040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6018" calcext:value-type="float">
            <text:p>10.6018</text:p>
          </table:table-cell>
          <table:table-cell office:value-type="float" office:value="9.2687790770046" calcext:value-type="float">
            <text:p>9.2687790770046</text:p>
          </table:table-cell>
          <table:table-cell table:number-columns-repeated="8"/>
        </table:table-row>
        <table:table-row table:style-name="ro1">
          <table:table-cell office:value-type="float" office:value="6.998" calcext:value-type="float">
            <text:p>6.998</text:p>
          </table:table-cell>
          <table:table-cell office:value-type="float" office:value="10.5793" calcext:value-type="float">
            <text:p>10.5793</text:p>
          </table:table-cell>
          <table:table-cell office:value-type="float" office:value="9.26665454065256" calcext:value-type="float">
            <text:p>9.26665454065256</text:p>
          </table:table-cell>
          <table:table-cell table:number-columns-repeated="8"/>
        </table:table-row>
        <table:table-row table:style-name="ro1">
          <table:table-cell office:value-type="float" office:value="7.998" calcext:value-type="float">
            <text:p>7.998</text:p>
          </table:table-cell>
          <table:table-cell office:value-type="float" office:value="10.5575" calcext:value-type="float">
            <text:p>10.5575</text:p>
          </table:table-cell>
          <table:table-cell office:value-type="float" office:value="9.2645917868081" calcext:value-type="float">
            <text:p>9.2645917868081</text:p>
          </table:table-cell>
          <table:table-cell table:number-columns-repeated="8"/>
        </table:table-row>
        <table:table-row table:style-name="ro1">
          <table:table-cell office:value-type="float" office:value="8.999" calcext:value-type="float">
            <text:p>8.999</text:p>
          </table:table-cell>
          <table:table-cell office:value-type="float" office:value="10.5343" calcext:value-type="float">
            <text:p>10.5343</text:p>
          </table:table-cell>
          <table:table-cell office:value-type="float" office:value="9.26239187884799" calcext:value-type="float">
            <text:p>9.26239187884799</text:p>
          </table:table-cell>
          <table:table-cell table:number-columns-repeated="8"/>
        </table:table-row>
        <table:table-row table:style-name="ro1">
          <table:table-cell office:value-type="float" office:value="9.998" calcext:value-type="float">
            <text:p>9.998</text:p>
          </table:table-cell>
          <table:table-cell office:value-type="float" office:value="10.512" calcext:value-type="float">
            <text:p>10.512</text:p>
          </table:table-cell>
          <table:table-cell office:value-type="float" office:value="9.26027274072439" calcext:value-type="float">
            <text:p>9.26027274072439</text:p>
          </table:table-cell>
          <table:table-cell table:number-columns-repeated="8"/>
        </table:table-row>
        <table:table-row table:style-name="ro1">
          <table:table-cell office:value-type="float" office:value="10.998" calcext:value-type="float">
            <text:p>10.998</text:p>
          </table:table-cell>
          <table:table-cell office:value-type="float" office:value="10.4894" calcext:value-type="float">
            <text:p>10.4894</text:p>
          </table:table-cell>
          <table:table-cell office:value-type="float" office:value="9.25812050242372" calcext:value-type="float">
            <text:p>9.25812050242372</text:p>
          </table:table-cell>
          <table:table-cell table:number-columns-repeated="8"/>
        </table:table-row>
        <table:table-row table:style-name="ro1">
          <table:table-cell office:value-type="float" office:value="11.998" calcext:value-type="float">
            <text:p>11.998</text:p>
          </table:table-cell>
          <table:table-cell office:value-type="float" office:value="10.4676" calcext:value-type="float">
            <text:p>10.4676</text:p>
          </table:table-cell>
          <table:table-cell office:value-type="float" office:value="9.25604005122717" calcext:value-type="float">
            <text:p>9.25604005122717</text:p>
          </table:table-cell>
          <table:table-cell table:number-columns-repeated="8"/>
        </table:table-row>
        <table:table-row table:style-name="ro1">
          <table:table-cell office:value-type="float" office:value="12.998" calcext:value-type="float">
            <text:p>12.998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9.25391696909273" calcext:value-type="float">
            <text:p>9.25391696909273</text:p>
          </table:table-cell>
          <table:table-cell table:number-columns-repeated="8"/>
        </table:table-row>
        <table:table-row table:style-name="ro1">
          <table:table-cell office:value-type="float" office:value="13.999" calcext:value-type="float">
            <text:p>13.999</text:p>
          </table:table-cell>
          <table:table-cell office:value-type="float" office:value="10.4221" calcext:value-type="float">
            <text:p>10.4221</text:p>
          </table:table-cell>
          <table:table-cell office:value-type="float" office:value="9.25168383051044" calcext:value-type="float">
            <text:p>9.25168383051044</text:p>
          </table:table-cell>
          <table:table-cell table:number-columns-repeated="8"/>
        </table:table-row>
        <table:table-row table:style-name="ro1">
          <table:table-cell office:value-type="float" office:value="14.999" calcext:value-type="float">
            <text:p>14.999</text:p>
          </table:table-cell>
          <table:table-cell office:value-type="float" office:value="10.4" calcext:value-type="float">
            <text:p>10.4</text:p>
          </table:table-cell>
          <table:table-cell office:value-type="float" office:value="9.24956108512946" calcext:value-type="float">
            <text:p>9.24956108512946</text:p>
          </table:table-cell>
          <table:table-cell table:number-columns-repeated="8"/>
        </table:table-row>
        <table:table-row table:style-name="ro1">
          <table:table-cell office:value-type="float" office:value="15.999" calcext:value-type="float">
            <text:p>15.999</text:p>
          </table:table-cell>
          <table:table-cell office:value-type="float" office:value="10.3785" calcext:value-type="float">
            <text:p>10.3785</text:p>
          </table:table-cell>
          <table:table-cell office:value-type="float" office:value="9.24749163760698" calcext:value-type="float">
            <text:p>9.24749163760698</text:p>
          </table:table-cell>
          <table:table-cell table:number-columns-repeated="8"/>
        </table:table-row>
        <table:table-row table:style-name="ro1">
          <table:table-cell office:value-type="float" office:value="16.999" calcext:value-type="float">
            <text:p>16.999</text:p>
          </table:table-cell>
          <table:table-cell office:value-type="float" office:value="10.3567" calcext:value-type="float">
            <text:p>10.3567</text:p>
          </table:table-cell>
          <table:table-cell office:value-type="float" office:value="9.24538893225259" calcext:value-type="float">
            <text:p>9.24538893225259</text:p>
          </table:table-cell>
          <table:table-cell table:number-columns-repeated="8"/>
        </table:table-row>
        <table:table-row table:style-name="ro1">
          <table:table-cell office:value-type="float" office:value="17.999" calcext:value-type="float">
            <text:p>17.999</text:p>
          </table:table-cell>
          <table:table-cell office:value-type="float" office:value="10.3343" calcext:value-type="float">
            <text:p>10.3343</text:p>
          </table:table-cell>
          <table:table-cell office:value-type="float" office:value="9.24322373881089" calcext:value-type="float">
            <text:p>9.24322373881089</text:p>
          </table:table-cell>
          <table:table-cell table:number-columns-repeated="8"/>
        </table:table-row>
        <table:table-row table:style-name="ro1">
          <table:table-cell office:value-type="float" office:value="18.998" calcext:value-type="float">
            <text:p>18.998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9.24110233362622" calcext:value-type="float">
            <text:p>9.24110233362622</text:p>
          </table:table-cell>
          <table:table-cell table:number-columns-repeated="8"/>
        </table:table-row>
        <table:table-row table:style-name="ro1">
          <table:table-cell office:value-type="float" office:value="19.998" calcext:value-type="float">
            <text:p>19.998</text:p>
          </table:table-cell>
          <table:table-cell office:value-type="float" office:value="10.2909" calcext:value-type="float">
            <text:p>10.2909</text:p>
          </table:table-cell>
          <table:table-cell office:value-type="float" office:value="9.23901528856023" calcext:value-type="float">
            <text:p>9.23901528856023</text:p>
          </table:table-cell>
          <table:table-cell table:number-columns-repeated="8"/>
        </table:table-row>
        <table:table-row table:style-name="ro1">
          <table:table-cell office:value-type="float" office:value="20.998" calcext:value-type="float">
            <text:p>20.998</text:p>
          </table:table-cell>
          <table:table-cell office:value-type="float" office:value="10.2687" calcext:value-type="float">
            <text:p>10.2687</text:p>
          </table:table-cell>
          <table:table-cell office:value-type="float" office:value="9.23685571263191" calcext:value-type="float">
            <text:p>9.23685571263191</text:p>
          </table:table-cell>
          <table:table-cell table:number-columns-repeated="8"/>
        </table:table-row>
        <table:table-row table:style-name="ro1">
          <table:table-cell office:value-type="float" office:value="21.999" calcext:value-type="float">
            <text:p>21.999</text:p>
          </table:table-cell>
          <table:table-cell office:value-type="float" office:value="10.2465" calcext:value-type="float">
            <text:p>10.2465</text:p>
          </table:table-cell>
          <table:table-cell office:value-type="float" office:value="9.23469146284001" calcext:value-type="float">
            <text:p>9.23469146284001</text:p>
          </table:table-cell>
          <table:table-cell table:number-columns-repeated="8"/>
        </table:table-row>
        <table:table-row table:style-name="ro1">
          <table:table-cell office:value-type="float" office:value="22.999" calcext:value-type="float">
            <text:p>22.999</text:p>
          </table:table-cell>
          <table:table-cell office:value-type="float" office:value="10.225" calcext:value-type="float">
            <text:p>10.225</text:p>
          </table:table-cell>
          <table:table-cell office:value-type="float" office:value="9.232590980911" calcext:value-type="float">
            <text:p>9.232590980911</text:p>
          </table:table-cell>
          <table:table-cell table:number-columns-repeated="8"/>
        </table:table-row>
        <table:table-row table:style-name="ro1">
          <table:table-cell office:value-type="float" office:value="23.999" calcext:value-type="float">
            <text:p>23.999</text:p>
          </table:table-cell>
          <table:table-cell office:value-type="float" office:value="10.2031" calcext:value-type="float">
            <text:p>10.2031</text:p>
          </table:table-cell>
          <table:table-cell office:value-type="float" office:value="9.23044687466619" calcext:value-type="float">
            <text:p>9.23044687466619</text:p>
          </table:table-cell>
          <table:table-cell table:number-columns-repeated="8"/>
        </table:table-row>
        <table:table-row table:style-name="ro1">
          <table:table-cell office:value-type="float" office:value="24.998" calcext:value-type="float">
            <text:p>24.998</text:p>
          </table:table-cell>
          <table:table-cell office:value-type="float" office:value="10.1817" calcext:value-type="float">
            <text:p>10.1817</text:p>
          </table:table-cell>
          <table:table-cell office:value-type="float" office:value="9.22834727026864" calcext:value-type="float">
            <text:p>9.22834727026864</text:p>
          </table:table-cell>
          <table:table-cell table:number-columns-repeated="8"/>
        </table:table-row>
        <table:table-row table:style-name="ro1">
          <table:table-cell office:value-type="float" office:value="25.998" calcext:value-type="float">
            <text:p>25.998</text:p>
          </table:table-cell>
          <table:table-cell office:value-type="float" office:value="10.1612" calcext:value-type="float">
            <text:p>10.1612</text:p>
          </table:table-cell>
          <table:table-cell office:value-type="float" office:value="9.22633182439423" calcext:value-type="float">
            <text:p>9.22633182439423</text:p>
          </table:table-cell>
          <table:table-cell table:number-columns-repeated="8"/>
        </table:table-row>
        <table:table-row table:style-name="ro1">
          <table:table-cell office:value-type="float" office:value="26.999" calcext:value-type="float">
            <text:p>26.999</text:p>
          </table:table-cell>
          <table:table-cell office:value-type="float" office:value="10.1393" calcext:value-type="float">
            <text:p>10.1393</text:p>
          </table:table-cell>
          <table:table-cell office:value-type="float" office:value="9.22417424123168" calcext:value-type="float">
            <text:p>9.22417424123168</text:p>
          </table:table-cell>
          <table:table-cell table:number-columns-repeated="8"/>
        </table:table-row>
        <table:table-row table:style-name="ro1">
          <table:table-cell office:value-type="float" office:value="27.998" calcext:value-type="float">
            <text:p>27.998</text:p>
          </table:table-cell>
          <table:table-cell office:value-type="float" office:value="10.1178" calcext:value-type="float">
            <text:p>10.1178</text:p>
          </table:table-cell>
          <table:table-cell office:value-type="float" office:value="9.22205152790419" calcext:value-type="float">
            <text:p>9.22205152790419</text:p>
          </table:table-cell>
          <table:table-cell table:number-columns-repeated="8"/>
        </table:table-row>
        <table:table-row table:style-name="ro1">
          <table:table-cell office:value-type="float" office:value="28.999" calcext:value-type="float">
            <text:p>28.999</text:p>
          </table:table-cell>
          <table:table-cell office:value-type="float" office:value="10.0966" calcext:value-type="float">
            <text:p>10.0966</text:p>
          </table:table-cell>
          <table:table-cell office:value-type="float" office:value="9.21995401249215" calcext:value-type="float">
            <text:p>9.21995401249215</text:p>
          </table:table-cell>
          <table:table-cell table:number-columns-repeated="8"/>
        </table:table-row>
        <table:table-row table:style-name="ro1">
          <table:table-cell office:value-type="float" office:value="29.999" calcext:value-type="float">
            <text:p>29.999</text:p>
          </table:table-cell>
          <table:table-cell office:value-type="float" office:value="10.0759" calcext:value-type="float">
            <text:p>10.0759</text:p>
          </table:table-cell>
          <table:table-cell office:value-type="float" office:value="9.21790171285001" calcext:value-type="float">
            <text:p>9.21790171285001</text:p>
          </table:table-cell>
          <table:table-cell table:number-columns-repeated="8"/>
        </table:table-row>
        <table:table-row table:style-name="ro1">
          <table:table-cell office:value-type="float" office:value="30.999" calcext:value-type="float">
            <text:p>30.999</text:p>
          </table:table-cell>
          <table:table-cell office:value-type="float" office:value="10.0546" calcext:value-type="float">
            <text:p>10.0546</text:p>
          </table:table-cell>
          <table:table-cell office:value-type="float" office:value="9.21578552021208" calcext:value-type="float">
            <text:p>9.21578552021208</text:p>
          </table:table-cell>
          <table:table-cell table:number-columns-repeated="8"/>
        </table:table-row>
        <table:table-row table:style-name="ro1">
          <table:table-cell office:value-type="float" office:value="31.999" calcext:value-type="float">
            <text:p>31.999</text:p>
          </table:table-cell>
          <table:table-cell office:value-type="float" office:value="10.0322" calcext:value-type="float">
            <text:p>10.0322</text:p>
          </table:table-cell>
          <table:table-cell office:value-type="float" office:value="9.21355519887813" calcext:value-type="float">
            <text:p>9.21355519887813</text:p>
          </table:table-cell>
          <table:table-cell table:number-columns-repeated="8"/>
        </table:table-row>
        <table:table-row table:style-name="ro1">
          <table:table-cell office:value-type="float" office:value="32.999" calcext:value-type="float">
            <text:p>32.999</text:p>
          </table:table-cell>
          <table:table-cell office:value-type="float" office:value="10.0115" calcext:value-type="float">
            <text:p>10.0115</text:p>
          </table:table-cell>
          <table:table-cell office:value-type="float" office:value="9.21148971123271" calcext:value-type="float">
            <text:p>9.21148971123271</text:p>
          </table:table-cell>
          <table:table-cell table:number-columns-repeated="8"/>
        </table:table-row>
        <table:table-row table:style-name="ro1">
          <table:table-cell office:value-type="float" office:value="33.999" calcext:value-type="float">
            <text:p>33.999</text:p>
          </table:table-cell>
          <table:table-cell office:value-type="float" office:value="9.9899" calcext:value-type="float">
            <text:p>9.9899</text:p>
          </table:table-cell>
          <table:table-cell office:value-type="float" office:value="9.20932986158249" calcext:value-type="float">
            <text:p>9.20932986158249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9692" calcext:value-type="float">
            <text:p>9.9692</text:p>
          </table:table-cell>
          <table:table-cell office:value-type="float" office:value="9.20725561901426" calcext:value-type="float">
            <text:p>9.20725561901426</text:p>
          </table:table-cell>
          <table:table-cell table:number-columns-repeated="8"/>
        </table:table-row>
        <table:table-row table:style-name="ro1">
          <table:table-cell office:value-type="float" office:value="35.999" calcext:value-type="float">
            <text:p>35.999</text:p>
          </table:table-cell>
          <table:table-cell office:value-type="float" office:value="9.9477" calcext:value-type="float">
            <text:p>9.9477</text:p>
          </table:table-cell>
          <table:table-cell office:value-type="float" office:value="9.20509664765313" calcext:value-type="float">
            <text:p>9.20509664765313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9266" calcext:value-type="float">
            <text:p>9.9266</text:p>
          </table:table-cell>
          <table:table-cell office:value-type="float" office:value="9.20297330163062" calcext:value-type="float">
            <text:p>9.2029733016306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9058" calcext:value-type="float">
            <text:p>9.9058</text:p>
          </table:table-cell>
          <table:table-cell office:value-type="float" office:value="9.2008757231604" calcext:value-type="float">
            <text:p>9.2008757231604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8848" calcext:value-type="float">
            <text:p>9.8848</text:p>
          </table:table-cell>
          <table:table-cell office:value-type="float" office:value="9.19875350272426" calcext:value-type="float">
            <text:p>9.19875350272426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639" calcext:value-type="float">
            <text:p>9.8639</text:p>
          </table:table-cell>
          <table:table-cell office:value-type="float" office:value="9.19663690691769" calcext:value-type="float">
            <text:p>9.19663690691769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8431" calcext:value-type="float">
            <text:p>9.8431</text:p>
          </table:table-cell>
          <table:table-cell office:value-type="float" office:value="9.19452598108182" calcext:value-type="float">
            <text:p>9.1945259810818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8216" calcext:value-type="float">
            <text:p>9.8216</text:p>
          </table:table-cell>
          <table:table-cell office:value-type="float" office:value="9.19233932086663" calcext:value-type="float">
            <text:p>9.1923393208666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8013" calcext:value-type="float">
            <text:p>9.8013</text:p>
          </table:table-cell>
          <table:table-cell office:value-type="float" office:value="9.19027030892225" calcext:value-type="float">
            <text:p>9.19027030892225</text:p>
          </table:table-cell>
          <table:table-cell table:number-columns-repeated="8"/>
        </table:table-row>
        <table:table-row table:style-name="ro1">
          <table:table-cell office:value-type="float" office:value="43.999" calcext:value-type="float">
            <text:p>43.999</text:p>
          </table:table-cell>
          <table:table-cell office:value-type="float" office:value="9.7812" calcext:value-type="float">
            <text:p>9.7812</text:p>
          </table:table-cell>
          <table:table-cell office:value-type="float" office:value="9.18821745488841" calcext:value-type="float">
            <text:p>9.1882174548884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7601" calcext:value-type="float">
            <text:p>9.7601</text:p>
          </table:table-cell>
          <table:table-cell office:value-type="float" office:value="9.18605792525629" calcext:value-type="float">
            <text:p>9.18605792525629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7394" calcext:value-type="float">
            <text:p>9.7394</text:p>
          </table:table-cell>
          <table:table-cell office:value-type="float" office:value="9.18393479309641" calcext:value-type="float">
            <text:p>9.18393479309641</text:p>
          </table:table-cell>
          <table:table-cell table:number-columns-repeated="8"/>
        </table:table-row>
        <table:table-row table:style-name="ro1">
          <table:table-cell office:value-type="float" office:value="46.999" calcext:value-type="float">
            <text:p>46.999</text:p>
          </table:table-cell>
          <table:table-cell office:value-type="float" office:value="9.7196" calcext:value-type="float">
            <text:p>9.7196</text:p>
          </table:table-cell>
          <table:table-cell office:value-type="float" office:value="9.18189974434433" calcext:value-type="float">
            <text:p>9.18189974434433</text:p>
          </table:table-cell>
          <table:table-cell table:number-columns-repeated="8"/>
        </table:table-row>
        <table:table-row table:style-name="ro1">
          <table:table-cell office:value-type="float" office:value="47.999" calcext:value-type="float">
            <text:p>47.999</text:p>
          </table:table-cell>
          <table:table-cell office:value-type="float" office:value="9.6983" calcext:value-type="float">
            <text:p>9.6983</text:p>
          </table:table-cell>
          <table:table-cell office:value-type="float" office:value="9.17970589140009" calcext:value-type="float">
            <text:p>9.1797058914000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6781" calcext:value-type="float">
            <text:p>9.6781</text:p>
          </table:table-cell>
          <table:table-cell office:value-type="float" office:value="9.17762088001325" calcext:value-type="float">
            <text:p>9.17762088001325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6566" calcext:value-type="float">
            <text:p>9.6566</text:p>
          </table:table-cell>
          <table:table-cell office:value-type="float" office:value="9.17539689837798" calcext:value-type="float">
            <text:p>9.17539689837798</text:p>
          </table:table-cell>
          <table:table-cell table:number-columns-repeated="8"/>
        </table:table-row>
        <table:table-row table:style-name="ro1">
          <table:table-cell office:value-type="float" office:value="50.999" calcext:value-type="float">
            <text:p>50.999</text:p>
          </table:table-cell>
          <table:table-cell office:value-type="float" office:value="9.6373" calcext:value-type="float">
            <text:p>9.6373</text:p>
          </table:table-cell>
          <table:table-cell office:value-type="float" office:value="9.17339626538647" calcext:value-type="float">
            <text:p>9.17339626538647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6163" calcext:value-type="float">
            <text:p>9.6163</text:p>
          </table:table-cell>
          <table:table-cell office:value-type="float" office:value="9.17121485429167" calcext:value-type="float">
            <text:p>9.17121485429167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5958" calcext:value-type="float">
            <text:p>9.5958</text:p>
          </table:table-cell>
          <table:table-cell office:value-type="float" office:value="9.16908078172488" calcext:value-type="float">
            <text:p>9.16908078172488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5754" calcext:value-type="float">
            <text:p>9.5754</text:p>
          </table:table-cell>
          <table:table-cell office:value-type="float" office:value="9.1669525886332" calcext:value-type="float">
            <text:p>9.1669525886332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5553" calcext:value-type="float">
            <text:p>9.5553</text:p>
          </table:table-cell>
          <table:table-cell office:value-type="float" office:value="9.16485125335575" calcext:value-type="float">
            <text:p>9.1648512533557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5348" calcext:value-type="float">
            <text:p>9.5348</text:p>
          </table:table-cell>
          <table:table-cell office:value-type="float" office:value="9.16270354246058" calcext:value-type="float">
            <text:p>9.16270354246058</text:p>
          </table:table-cell>
          <table:table-cell table:number-columns-repeated="8"/>
        </table:table-row>
        <table:table-row table:style-name="ro1">
          <table:table-cell office:value-type="float" office:value="56.999" calcext:value-type="float">
            <text:p>56.999</text:p>
          </table:table-cell>
          <table:table-cell office:value-type="float" office:value="9.5149" calcext:value-type="float">
            <text:p>9.5149</text:p>
          </table:table-cell>
          <table:table-cell office:value-type="float" office:value="9.16061426995353" calcext:value-type="float">
            <text:p>9.16061426995353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4953" calcext:value-type="float">
            <text:p>9.4953</text:p>
          </table:table-cell>
          <table:table-cell office:value-type="float" office:value="9.15855221832388" calcext:value-type="float">
            <text:p>9.15855221832388</text:p>
          </table:table-cell>
          <table:table-cell table:number-columns-repeated="8"/>
        </table:table-row>
        <table:table-row table:style-name="ro1">
          <table:table-cell office:value-type="float" office:value="58.999" calcext:value-type="float">
            <text:p>58.999</text:p>
          </table:table-cell>
          <table:table-cell office:value-type="float" office:value="9.4755" calcext:value-type="float">
            <text:p>9.4755</text:p>
          </table:table-cell>
          <table:table-cell office:value-type="float" office:value="9.15646479900686" calcext:value-type="float">
            <text:p>9.15646479900686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4554" calcext:value-type="float">
            <text:p>9.4554</text:p>
          </table:table-cell>
          <table:table-cell office:value-type="float" office:value="9.15434128585608" calcext:value-type="float">
            <text:p>9.1543412858560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435" calcext:value-type="float">
            <text:p>9.435</text:p>
          </table:table-cell>
          <table:table-cell office:value-type="float" office:value="9.15218145780265" calcext:value-type="float">
            <text:p>9.15218145780265</text:p>
          </table:table-cell>
          <table:table-cell table:number-columns-repeated="8"/>
        </table:table-row>
        <table:table-row table:style-name="ro1">
          <table:table-cell office:value-type="float" office:value="61.999" calcext:value-type="float">
            <text:p>61.999</text:p>
          </table:table-cell>
          <table:table-cell office:value-type="float" office:value="9.4147" calcext:value-type="float">
            <text:p>9.4147</text:p>
          </table:table-cell>
          <table:table-cell office:value-type="float" office:value="9.15002757653685" calcext:value-type="float">
            <text:p>9.1500275765368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3959" calcext:value-type="float">
            <text:p>9.3959</text:p>
          </table:table-cell>
          <table:table-cell office:value-type="float" office:value="9.14802870289543" calcext:value-type="float">
            <text:p>9.1480287028954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3758" calcext:value-type="float">
            <text:p>9.3758</text:p>
          </table:table-cell>
          <table:table-cell office:value-type="float" office:value="9.14588718053126" calcext:value-type="float">
            <text:p>9.14588718053126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3564" calcext:value-type="float">
            <text:p>9.3564</text:p>
          </table:table-cell>
          <table:table-cell office:value-type="float" office:value="9.14381588010356" calcext:value-type="float">
            <text:p>9.1438158801035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3364" calcext:value-type="float">
            <text:p>9.3364</text:p>
          </table:table-cell>
          <table:table-cell office:value-type="float" office:value="9.14167601795003" calcext:value-type="float">
            <text:p>9.14167601795003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3168" calcext:value-type="float">
            <text:p>9.3168</text:p>
          </table:table-cell>
          <table:table-cell office:value-type="float" office:value="9.13957450108286" calcext:value-type="float">
            <text:p>9.13957450108286</text:p>
          </table:table-cell>
          <table:table-cell table:number-columns-repeated="8"/>
        </table:table-row>
        <table:table-row table:style-name="ro1">
          <table:table-cell office:value-type="float" office:value="67.999" calcext:value-type="float">
            <text:p>67.999</text:p>
          </table:table-cell>
          <table:table-cell office:value-type="float" office:value="9.2975" calcext:value-type="float">
            <text:p>9.2975</text:p>
          </table:table-cell>
          <table:table-cell office:value-type="float" office:value="9.13750082579923" calcext:value-type="float">
            <text:p>9.13750082579923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773" calcext:value-type="float">
            <text:p>9.2773</text:p>
          </table:table-cell>
          <table:table-cell office:value-type="float" office:value="9.13532583517072" calcext:value-type="float">
            <text:p>9.13532583517072</text:p>
          </table:table-cell>
          <table:table-cell table:number-columns-repeated="8"/>
        </table:table-row>
        <table:table-row table:style-name="ro1">
          <table:table-cell office:value-type="float" office:value="69.999" calcext:value-type="float">
            <text:p>69.999</text:p>
          </table:table-cell>
          <table:table-cell office:value-type="float" office:value="9.2589" calcext:value-type="float">
            <text:p>9.2589</text:p>
          </table:table-cell>
          <table:table-cell office:value-type="float" office:value="9.13334053008732" calcext:value-type="float">
            <text:p>9.13334053008732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2391" calcext:value-type="float">
            <text:p>9.2391</text:p>
          </table:table-cell>
          <table:table-cell office:value-type="float" office:value="9.13119975729439" calcext:value-type="float">
            <text:p>9.13119975729439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2195" calcext:value-type="float">
            <text:p>9.2195</text:p>
          </table:table-cell>
          <table:table-cell office:value-type="float" office:value="9.12907608514522" calcext:value-type="float">
            <text:p>9.1290760851452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1998" calcext:value-type="float">
            <text:p>9.1998</text:p>
          </table:table-cell>
          <table:table-cell office:value-type="float" office:value="9.1269370236704" calcext:value-type="float">
            <text:p>9.1269370236704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1808" calcext:value-type="float">
            <text:p>9.1808</text:p>
          </table:table-cell>
          <table:table-cell office:value-type="float" office:value="9.12486962578705" calcext:value-type="float">
            <text:p>9.12486962578705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1619" calcext:value-type="float">
            <text:p>9.1619</text:p>
          </table:table-cell>
          <table:table-cell office:value-type="float" office:value="9.12280885973967" calcext:value-type="float">
            <text:p>9.12280885973967</text:p>
          </table:table-cell>
          <table:table-cell table:number-columns-repeated="8"/>
        </table:table-row>
        <table:table-row table:style-name="ro1">
          <table:table-cell office:value-type="float" office:value="75.999" calcext:value-type="float">
            <text:p>75.999</text:p>
          </table:table-cell>
          <table:table-cell office:value-type="float" office:value="9.1422" calcext:value-type="float">
            <text:p>9.1422</text:p>
          </table:table-cell>
          <table:table-cell office:value-type="float" office:value="9.12065633570336" calcext:value-type="float">
            <text:p>9.12065633570336</text:p>
          </table:table-cell>
          <table:table-cell table:number-columns-repeated="8"/>
        </table:table-row>
        <table:table-row table:style-name="ro1">
          <table:table-cell office:value-type="float" office:value="76.999" calcext:value-type="float">
            <text:p>76.999</text:p>
          </table:table-cell>
          <table:table-cell office:value-type="float" office:value="9.1229" calcext:value-type="float">
            <text:p>9.1229</text:p>
          </table:table-cell>
          <table:table-cell office:value-type="float" office:value="9.11854301497881" calcext:value-type="float">
            <text:p>9.11854301497881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1027" calcext:value-type="float">
            <text:p>9.1027</text:p>
          </table:table-cell>
          <table:table-cell office:value-type="float" office:value="9.11632635179393" calcext:value-type="float">
            <text:p>9.11632635179393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0835" calcext:value-type="float">
            <text:p>9.0835</text:p>
          </table:table-cell>
          <table:table-cell office:value-type="float" office:value="9.1142148598788" calcext:value-type="float">
            <text:p>9.1142148598788</text:p>
          </table:table-cell>
          <table:table-cell table:number-columns-repeated="8"/>
        </table:table-row>
        <table:table-row table:style-name="ro1">
          <table:table-cell office:value-type="float" office:value="79.999" calcext:value-type="float">
            <text:p>79.999</text:p>
          </table:table-cell>
          <table:table-cell office:value-type="float" office:value="9.0655" calcext:value-type="float">
            <text:p>9.0655</text:p>
          </table:table-cell>
          <table:table-cell office:value-type="float" office:value="9.11223127886586" calcext:value-type="float">
            <text:p>9.11223127886586</text:p>
          </table:table-cell>
          <table:table-cell table:number-columns-repeated="8"/>
        </table:table-row>
        <table:table-row table:style-name="ro1">
          <table:table-cell office:value-type="float" office:value="80.999" calcext:value-type="float">
            <text:p>80.999</text:p>
          </table:table-cell>
          <table:table-cell office:value-type="float" office:value="9.0458" calcext:value-type="float">
            <text:p>9.0458</text:p>
          </table:table-cell>
          <table:table-cell office:value-type="float" office:value="9.11005584057383" calcext:value-type="float">
            <text:p>9.11005584057383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0269" calcext:value-type="float">
            <text:p>9.0269</text:p>
          </table:table-cell>
          <table:table-cell office:value-type="float" office:value="9.10796428735932" calcext:value-type="float">
            <text:p>9.10796428735932</text:p>
          </table:table-cell>
          <table:table-cell table:number-columns-repeated="8"/>
        </table:table-row>
        <table:table-row table:style-name="ro1">
          <table:table-cell office:value-type="float" office:value="82.999" calcext:value-type="float">
            <text:p>82.999</text:p>
          </table:table-cell>
          <table:table-cell office:value-type="float" office:value="9.0078" calcext:value-type="float">
            <text:p>9.0078</text:p>
          </table:table-cell>
          <table:table-cell office:value-type="float" office:value="9.10584614764631" calcext:value-type="float">
            <text:p>9.10584614764631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9887" calcext:value-type="float">
            <text:p>8.9887</text:p>
          </table:table-cell>
          <table:table-cell office:value-type="float" office:value="9.10372351189254" calcext:value-type="float">
            <text:p>9.1037235118925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97" calcext:value-type="float">
            <text:p>8.97</text:p>
          </table:table-cell>
          <table:table-cell office:value-type="float" office:value="9.10164095505284" calcext:value-type="float">
            <text:p>9.10164095505284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9507" calcext:value-type="float">
            <text:p>8.9507</text:p>
          </table:table-cell>
          <table:table-cell office:value-type="float" office:value="9.09948702050098" calcext:value-type="float">
            <text:p>9.09948702050098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9318" calcext:value-type="float">
            <text:p>8.9318</text:p>
          </table:table-cell>
          <table:table-cell office:value-type="float" office:value="9.09737322130766" calcext:value-type="float">
            <text:p>9.0973732213076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9131" calcext:value-type="float">
            <text:p>8.9131</text:p>
          </table:table-cell>
          <table:table-cell office:value-type="float" office:value="9.0952773836347" calcext:value-type="float">
            <text:p>9.0952773836347</text:p>
          </table:table-cell>
          <table:table-cell table:number-columns-repeated="8"/>
        </table:table-row>
        <table:table-row table:style-name="ro1">
          <table:table-cell office:value-type="float" office:value="88.999" calcext:value-type="float">
            <text:p>88.999</text:p>
          </table:table-cell>
          <table:table-cell office:value-type="float" office:value="8.8941" calcext:value-type="float">
            <text:p>8.8941</text:p>
          </table:table-cell>
          <table:table-cell office:value-type="float" office:value="9.0931434145424" calcext:value-type="float">
            <text:p>9.093143414542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8756" calcext:value-type="float">
            <text:p>8.8756</text:p>
          </table:table-cell>
          <table:table-cell office:value-type="float" office:value="9.09106121769226" calcext:value-type="float">
            <text:p>9.09106121769226</text:p>
          </table:table-cell>
          <table:table-cell table:number-columns-repeated="8"/>
        </table:table-row>
        <table:table-row table:style-name="ro1">
          <table:table-cell office:value-type="float" office:value="90.999" calcext:value-type="float">
            <text:p>90.999</text:p>
          </table:table-cell>
          <table:table-cell office:value-type="float" office:value="8.8573" calcext:value-type="float">
            <text:p>8.8573</text:p>
          </table:table-cell>
          <table:table-cell office:value-type="float" office:value="9.08899725675001" calcext:value-type="float">
            <text:p>9.08899725675001</text:p>
          </table:table-cell>
          <table:table-cell table:number-columns-repeated="8"/>
        </table:table-row>
        <table:table-row table:style-name="ro1">
          <table:table-cell office:value-type="float" office:value="91.999" calcext:value-type="float">
            <text:p>91.999</text:p>
          </table:table-cell>
          <table:table-cell office:value-type="float" office:value="8.8379" calcext:value-type="float">
            <text:p>8.8379</text:p>
          </table:table-cell>
          <table:table-cell office:value-type="float" office:value="9.08680457084958" calcext:value-type="float">
            <text:p>9.08680457084958</text:p>
          </table:table-cell>
          <table:table-cell table:number-columns-repeated="8"/>
        </table:table-row>
        <table:table-row table:style-name="ro1">
          <table:table-cell office:value-type="float" office:value="92.999" calcext:value-type="float">
            <text:p>92.999</text:p>
          </table:table-cell>
          <table:table-cell office:value-type="float" office:value="8.8201" calcext:value-type="float">
            <text:p>8.8201</text:p>
          </table:table-cell>
          <table:table-cell office:value-type="float" office:value="9.08478848680504" calcext:value-type="float">
            <text:p>9.0847884868050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8014" calcext:value-type="float">
            <text:p>8.8014</text:p>
          </table:table-cell>
          <table:table-cell office:value-type="float" office:value="9.08266607872177" calcext:value-type="float">
            <text:p>9.08266607872177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7828" calcext:value-type="float">
            <text:p>8.7828</text:p>
          </table:table-cell>
          <table:table-cell office:value-type="float" office:value="9.08055054239518" calcext:value-type="float">
            <text:p>9.08055054239518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7643" calcext:value-type="float">
            <text:p>8.7643</text:p>
          </table:table-cell>
          <table:table-cell office:value-type="float" office:value="9.07844193107427" calcext:value-type="float">
            <text:p>9.07844193107427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7463" calcext:value-type="float">
            <text:p>8.7463</text:p>
          </table:table-cell>
          <table:table-cell office:value-type="float" office:value="9.07638603277951" calcext:value-type="float">
            <text:p>9.0763860327795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7284" calcext:value-type="float">
            <text:p>8.7284</text:p>
          </table:table-cell>
          <table:table-cell office:value-type="float" office:value="9.07433735597697" calcext:value-type="float">
            <text:p>9.07433735597697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7099" calcext:value-type="float">
            <text:p>8.7099</text:p>
          </table:table-cell>
          <table:table-cell office:value-type="float" office:value="9.07221558872438" calcext:value-type="float">
            <text:p>9.07221558872438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6924" calcext:value-type="float">
            <text:p>8.6924</text:p>
          </table:table-cell>
          <table:table-cell office:value-type="float" office:value="9.07020435964558" calcext:value-type="float">
            <text:p>9.07020435964558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6741" calcext:value-type="float">
            <text:p>8.6741</text:p>
          </table:table-cell>
          <table:table-cell office:value-type="float" office:value="9.06809685303534" calcext:value-type="float">
            <text:p>9.06809685303534</text:p>
          </table:table-cell>
          <table:table-cell table:number-columns-repeated="8"/>
        </table:table-row>
        <table:table-row table:style-name="ro1">
          <table:table-cell office:value-type="float" office:value="101.999" calcext:value-type="float">
            <text:p>101.999</text:p>
          </table:table-cell>
          <table:table-cell office:value-type="float" office:value="8.6551" calcext:value-type="float">
            <text:p>8.6551</text:p>
          </table:table-cell>
          <table:table-cell office:value-type="float" office:value="9.06590402155858" calcext:value-type="float">
            <text:p>9.06590402155858</text:p>
          </table:table-cell>
          <table:table-cell table:number-columns-repeated="8"/>
        </table:table-row>
        <table:table-row table:style-name="ro1">
          <table:table-cell office:value-type="float" office:value="102.999" calcext:value-type="float">
            <text:p>102.999</text:p>
          </table:table-cell>
          <table:table-cell office:value-type="float" office:value="8.6381" calcext:value-type="float">
            <text:p>8.6381</text:p>
          </table:table-cell>
          <table:table-cell office:value-type="float" office:value="9.06393793020751" calcext:value-type="float">
            <text:p>9.0639379302075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6207" calcext:value-type="float">
            <text:p>8.6207</text:p>
          </table:table-cell>
          <table:table-cell office:value-type="float" office:value="9.06192156685719" calcext:value-type="float">
            <text:p>9.06192156685719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6033" calcext:value-type="float">
            <text:p>8.6033</text:p>
          </table:table-cell>
          <table:table-cell office:value-type="float" office:value="9.05990112956978" calcext:value-type="float">
            <text:p>9.05990112956978</text:p>
          </table:table-cell>
          <table:table-cell table:number-columns-repeated="8"/>
        </table:table-row>
        <table:table-row table:style-name="ro1">
          <table:table-cell office:value-type="float" office:value="105.999" calcext:value-type="float">
            <text:p>105.999</text:p>
          </table:table-cell>
          <table:table-cell office:value-type="float" office:value="8.5848" calcext:value-type="float">
            <text:p>8.5848</text:p>
          </table:table-cell>
          <table:table-cell office:value-type="float" office:value="9.05774847661292" calcext:value-type="float">
            <text:p>9.05774847661292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5683" calcext:value-type="float">
            <text:p>8.5683</text:p>
          </table:table-cell>
          <table:table-cell office:value-type="float" office:value="9.05582462552021" calcext:value-type="float">
            <text:p>9.0558246255202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5507" calcext:value-type="float">
            <text:p>8.5507</text:p>
          </table:table-cell>
          <table:table-cell office:value-type="float" office:value="9.05376842992456" calcext:value-type="float">
            <text:p>9.05376842992456</text:p>
          </table:table-cell>
          <table:table-cell table:number-columns-repeated="8"/>
        </table:table-row>
        <table:table-row table:style-name="ro1">
          <table:table-cell office:value-type="float" office:value="108.999" calcext:value-type="float">
            <text:p>108.999</text:p>
          </table:table-cell>
          <table:table-cell office:value-type="float" office:value="8.5327" calcext:value-type="float">
            <text:p>8.5327</text:p>
          </table:table-cell>
          <table:table-cell office:value-type="float" office:value="9.0516611202952" calcext:value-type="float">
            <text:p>9.0516611202952</text:p>
          </table:table-cell>
          <table:table-cell table:number-columns-repeated="8"/>
        </table:table-row>
        <table:table-row table:style-name="ro1">
          <table:table-cell office:value-type="float" office:value="109.999" calcext:value-type="float">
            <text:p>109.999</text:p>
          </table:table-cell>
          <table:table-cell office:value-type="float" office:value="8.5155" calcext:value-type="float">
            <text:p>8.5155</text:p>
          </table:table-cell>
          <table:table-cell office:value-type="float" office:value="9.04964331127889" calcext:value-type="float">
            <text:p>9.0496433112788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4982" calcext:value-type="float">
            <text:p>8.4982</text:p>
          </table:table-cell>
          <table:table-cell office:value-type="float" office:value="9.04760965534721" calcext:value-type="float">
            <text:p>9.04760965534721</text:p>
          </table:table-cell>
          <table:table-cell table:number-columns-repeated="8"/>
        </table:table-row>
        <table:table-row table:style-name="ro1">
          <table:table-cell office:value-type="float" office:value="111.999" calcext:value-type="float">
            <text:p>111.999</text:p>
          </table:table-cell>
          <table:table-cell office:value-type="float" office:value="8.4799" calcext:value-type="float">
            <text:p>8.4799</text:p>
          </table:table-cell>
          <table:table-cell office:value-type="float" office:value="9.04545393626359" calcext:value-type="float">
            <text:p>9.0454539362635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4628" calcext:value-type="float">
            <text:p>8.4628</text:p>
          </table:table-cell>
          <table:table-cell office:value-type="float" office:value="9.04343536710916" calcext:value-type="float">
            <text:p>9.04343536710916</text:p>
          </table:table-cell>
          <table:table-cell table:number-columns-repeated="8"/>
        </table:table-row>
        <table:table-row table:style-name="ro1">
          <table:table-cell office:value-type="float" office:value="113.999" calcext:value-type="float">
            <text:p>113.999</text:p>
          </table:table-cell>
          <table:table-cell office:value-type="float" office:value="8.4463" calcext:value-type="float">
            <text:p>8.4463</text:p>
          </table:table-cell>
          <table:table-cell office:value-type="float" office:value="9.04148375463575" calcext:value-type="float">
            <text:p>9.04148375463575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429" calcext:value-type="float">
            <text:p>8.429</text:p>
          </table:table-cell>
          <table:table-cell office:value-type="float" office:value="9.03943341999748" calcext:value-type="float">
            <text:p>9.03943341999748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4114" calcext:value-type="float">
            <text:p>8.4114</text:p>
          </table:table-cell>
          <table:table-cell office:value-type="float" office:value="9.03734320760255" calcext:value-type="float">
            <text:p>9.03734320760255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3938" calcext:value-type="float">
            <text:p>8.3938</text:p>
          </table:table-cell>
          <table:table-cell office:value-type="float" office:value="9.03524861706691" calcext:value-type="float">
            <text:p>9.03524861706691</text:p>
          </table:table-cell>
          <table:table-cell table:number-columns-repeated="8"/>
        </table:table-row>
        <table:table-row table:style-name="ro1">
          <table:table-cell office:value-type="float" office:value="117.999" calcext:value-type="float">
            <text:p>117.999</text:p>
          </table:table-cell>
          <table:table-cell office:value-type="float" office:value="8.3758" calcext:value-type="float">
            <text:p>8.3758</text:p>
          </table:table-cell>
          <table:table-cell office:value-type="float" office:value="9.03310187451935" calcext:value-type="float">
            <text:p>9.03310187451935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359" calcext:value-type="float">
            <text:p>8.359</text:p>
          </table:table-cell>
          <table:table-cell office:value-type="float" office:value="9.03109408169916" calcext:value-type="float">
            <text:p>9.03109408169916</text:p>
          </table:table-cell>
          <table:table-cell table:number-columns-repeated="8"/>
        </table:table-row>
        <table:table-row table:style-name="ro1">
          <table:table-cell office:value-type="float" office:value="119.999" calcext:value-type="float">
            <text:p>119.999</text:p>
          </table:table-cell>
          <table:table-cell office:value-type="float" office:value="8.3417" calcext:value-type="float">
            <text:p>8.3417</text:p>
          </table:table-cell>
          <table:table-cell office:value-type="float" office:value="9.02902231151132" calcext:value-type="float">
            <text:p>9.02902231151132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3247" calcext:value-type="float">
            <text:p>8.3247</text:p>
          </table:table-cell>
          <table:table-cell office:value-type="float" office:value="9.0269822781633" calcext:value-type="float">
            <text:p>9.0269822781633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3073" calcext:value-type="float">
            <text:p>8.3073</text:p>
          </table:table-cell>
          <table:table-cell office:value-type="float" office:value="9.02488992530759" calcext:value-type="float">
            <text:p>9.02488992530759</text:p>
          </table:table-cell>
          <table:table-cell table:number-columns-repeated="8"/>
        </table:table-row>
        <table:table-row table:style-name="ro1">
          <table:table-cell office:value-type="float" office:value="123.001" calcext:value-type="float">
            <text:p>123.001</text:p>
          </table:table-cell>
          <table:table-cell office:value-type="float" office:value="8.2912" calcext:value-type="float">
            <text:p>8.2912</text:p>
          </table:table-cell>
          <table:table-cell office:value-type="float" office:value="9.02294999036779" calcext:value-type="float">
            <text:p>9.02294999036779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2732" calcext:value-type="float">
            <text:p>8.2732</text:p>
          </table:table-cell>
          <table:table-cell office:value-type="float" office:value="9.02077665392517" calcext:value-type="float">
            <text:p>9.02077665392517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257" calcext:value-type="float">
            <text:p>8.257</text:p>
          </table:table-cell>
          <table:table-cell office:value-type="float" office:value="9.01881660441743" calcext:value-type="float">
            <text:p>9.01881660441743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2395" calcext:value-type="float">
            <text:p>8.2395</text:p>
          </table:table-cell>
          <table:table-cell office:value-type="float" office:value="9.01669494145079" calcext:value-type="float">
            <text:p>9.01669494145079</text:p>
          </table:table-cell>
          <table:table-cell table:number-columns-repeated="8"/>
        </table:table-row>
        <table:table-row table:style-name="ro1">
          <table:table-cell office:value-type="float" office:value="126.999" calcext:value-type="float">
            <text:p>126.999</text:p>
          </table:table-cell>
          <table:table-cell office:value-type="float" office:value="8.2223" calcext:value-type="float">
            <text:p>8.2223</text:p>
          </table:table-cell>
          <table:table-cell office:value-type="float" office:value="9.01460525426481" calcext:value-type="float">
            <text:p>9.01460525426481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2057" calcext:value-type="float">
            <text:p>8.2057</text:p>
          </table:table-cell>
          <table:table-cell office:value-type="float" office:value="9.0125843137182" calcext:value-type="float">
            <text:p>9.0125843137182</text:p>
          </table:table-cell>
          <table:table-cell table:number-columns-repeated="8"/>
        </table:table-row>
        <table:table-row table:style-name="ro1">
          <table:table-cell office:value-type="float" office:value="128.999" calcext:value-type="float">
            <text:p>128.999</text:p>
          </table:table-cell>
          <table:table-cell office:value-type="float" office:value="8.1891" calcext:value-type="float">
            <text:p>8.1891</text:p>
          </table:table-cell>
          <table:table-cell office:value-type="float" office:value="9.01055928069886" calcext:value-type="float">
            <text:p>9.01055928069886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1727" calcext:value-type="float">
            <text:p>8.1727</text:p>
          </table:table-cell>
          <table:table-cell office:value-type="float" office:value="9.00855461061462" calcext:value-type="float">
            <text:p>9.00855461061462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1559" calcext:value-type="float">
            <text:p>8.1559</text:p>
          </table:table-cell>
          <table:table-cell office:value-type="float" office:value="9.00649687070697" calcext:value-type="float">
            <text:p>9.00649687070697</text:p>
          </table:table-cell>
          <table:table-cell table:number-columns-repeated="8"/>
        </table:table-row>
        <table:table-row table:style-name="ro1">
          <table:table-cell office:value-type="float" office:value="131.999" calcext:value-type="float">
            <text:p>131.999</text:p>
          </table:table-cell>
          <table:table-cell office:value-type="float" office:value="8.1393" calcext:value-type="float">
            <text:p>8.1393</text:p>
          </table:table-cell>
          <table:table-cell office:value-type="float" office:value="9.0044594602128" calcext:value-type="float">
            <text:p>9.0044594602128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1214" calcext:value-type="float">
            <text:p>8.1214</text:p>
          </table:table-cell>
          <table:table-cell office:value-type="float" office:value="9.00225783208728" calcext:value-type="float">
            <text:p>9.00225783208728</text:p>
          </table:table-cell>
          <table:table-cell table:number-columns-repeated="8"/>
        </table:table-row>
        <table:table-row table:style-name="ro1">
          <table:table-cell office:value-type="float" office:value="133.999" calcext:value-type="float">
            <text:p>133.999</text:p>
          </table:table-cell>
          <table:table-cell office:value-type="float" office:value="8.1049" calcext:value-type="float">
            <text:p>8.1049</text:p>
          </table:table-cell>
          <table:table-cell office:value-type="float" office:value="9.00022409603074" calcext:value-type="float">
            <text:p>9.00022409603074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0888" calcext:value-type="float">
            <text:p>8.0888</text:p>
          </table:table-cell>
          <table:table-cell office:value-type="float" office:value="8.99823566777719" calcext:value-type="float">
            <text:p>8.99823566777719</text:p>
          </table:table-cell>
          <table:table-cell table:number-columns-repeated="8"/>
        </table:table-row>
        <table:table-row table:style-name="ro1">
          <table:table-cell office:value-type="float" office:value="135.999" calcext:value-type="float">
            <text:p>135.999</text:p>
          </table:table-cell>
          <table:table-cell office:value-type="float" office:value="8.072" calcext:value-type="float">
            <text:p>8.072</text:p>
          </table:table-cell>
          <table:table-cell office:value-type="float" office:value="8.99615656203345" calcext:value-type="float">
            <text:p>8.99615656203345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0553" calcext:value-type="float">
            <text:p>8.0553</text:p>
          </table:table-cell>
          <table:table-cell office:value-type="float" office:value="8.9940855388654" calcext:value-type="float">
            <text:p>8.9940855388654</text:p>
          </table:table-cell>
          <table:table-cell table:number-columns-repeated="8"/>
        </table:table-row>
        <table:table-row table:style-name="ro1">
          <table:table-cell office:value-type="float" office:value="137.999" calcext:value-type="float">
            <text:p>137.999</text:p>
          </table:table-cell>
          <table:table-cell office:value-type="float" office:value="8.0385" calcext:value-type="float">
            <text:p>8.0385</text:p>
          </table:table-cell>
          <table:table-cell office:value-type="float" office:value="8.99199777760301" calcext:value-type="float">
            <text:p>8.99199777760301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0224" calcext:value-type="float">
            <text:p>8.0224</text:p>
          </table:table-cell>
          <table:table-cell office:value-type="float" office:value="8.98999290796397" calcext:value-type="float">
            <text:p>8.98999290796397</text:p>
          </table:table-cell>
          <table:table-cell table:number-columns-repeated="8"/>
        </table:table-row>
        <table:table-row table:style-name="ro1">
          <table:table-cell office:value-type="float" office:value="139.999" calcext:value-type="float">
            <text:p>139.999</text:p>
          </table:table-cell>
          <table:table-cell office:value-type="float" office:value="8.0055" calcext:value-type="float">
            <text:p>8.0055</text:p>
          </table:table-cell>
          <table:table-cell office:value-type="float" office:value="8.98788408444211" calcext:value-type="float">
            <text:p>8.98788408444211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9888" calcext:value-type="float">
            <text:p>7.9888</text:p>
          </table:table-cell>
          <table:table-cell office:value-type="float" office:value="8.98579583974635" calcext:value-type="float">
            <text:p>8.98579583974635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9725" calcext:value-type="float">
            <text:p>7.9725</text:p>
          </table:table-cell>
          <table:table-cell office:value-type="float" office:value="8.98375339888421" calcext:value-type="float">
            <text:p>8.98375339888421</text:p>
          </table:table-cell>
          <table:table-cell table:number-columns-repeated="8"/>
        </table:table-row>
        <table:table-row table:style-name="ro1">
          <table:table-cell office:value-type="float" office:value="143.001" calcext:value-type="float">
            <text:p>143.001</text:p>
          </table:table-cell>
          <table:table-cell office:value-type="float" office:value="7.9564" calcext:value-type="float">
            <text:p>7.9564</text:p>
          </table:table-cell>
          <table:table-cell office:value-type="float" office:value="8.98173191523091" calcext:value-type="float">
            <text:p>8.98173191523091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9401" calcext:value-type="float">
            <text:p>7.9401</text:p>
          </table:table-cell>
          <table:table-cell office:value-type="float" office:value="8.97968114862031" calcext:value-type="float">
            <text:p>8.9796811486203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9232" calcext:value-type="float">
            <text:p>7.9232</text:p>
          </table:table-cell>
          <table:table-cell office:value-type="float" office:value="8.97755044361017" calcext:value-type="float">
            <text:p>8.97755044361017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907" calcext:value-type="float">
            <text:p>7.907</text:p>
          </table:table-cell>
          <table:table-cell office:value-type="float" office:value="8.97550372207093" calcext:value-type="float">
            <text:p>8.97550372207093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8908" calcext:value-type="float">
            <text:p>7.8908</text:p>
          </table:table-cell>
          <table:table-cell office:value-type="float" office:value="8.97345280286971" calcext:value-type="float">
            <text:p>8.97345280286971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8742" calcext:value-type="float">
            <text:p>7.8742</text:p>
          </table:table-cell>
          <table:table-cell office:value-type="float" office:value="8.97134687123191" calcext:value-type="float">
            <text:p>8.97134687123191</text:p>
          </table:table-cell>
          <table:table-cell table:number-columns-repeated="8"/>
        </table:table-row>
        <table:table-row table:style-name="ro1">
          <table:table-cell office:value-type="float" office:value="149.001" calcext:value-type="float">
            <text:p>149.001</text:p>
          </table:table-cell>
          <table:table-cell office:value-type="float" office:value="7.8586" calcext:value-type="float">
            <text:p>7.8586</text:p>
          </table:table-cell>
          <table:table-cell office:value-type="float" office:value="8.96936375251018" calcext:value-type="float">
            <text:p>8.96936375251018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8421" calcext:value-type="float">
            <text:p>7.8421</text:p>
          </table:table-cell>
          <table:table-cell office:value-type="float" office:value="8.96726193461999" calcext:value-type="float">
            <text:p>8.96726193461999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8255" calcext:value-type="float">
            <text:p>7.8255</text:p>
          </table:table-cell>
          <table:table-cell office:value-type="float" office:value="8.96514291113056" calcext:value-type="float">
            <text:p>8.96514291113056</text:p>
          </table:table-cell>
          <table:table-cell table:number-columns-repeated="8"/>
        </table:table-row>
        <table:table-row table:style-name="ro1">
          <table:table-cell office:value-type="float" office:value="151.999" calcext:value-type="float">
            <text:p>151.999</text:p>
          </table:table-cell>
          <table:table-cell office:value-type="float" office:value="7.8098" calcext:value-type="float">
            <text:p>7.8098</text:p>
          </table:table-cell>
          <table:table-cell office:value-type="float" office:value="8.96313463431121" calcext:value-type="float">
            <text:p>8.96313463431121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7938" calcext:value-type="float">
            <text:p>7.7938</text:p>
          </table:table-cell>
          <table:table-cell office:value-type="float" office:value="8.96108382480472" calcext:value-type="float">
            <text:p>8.96108382480472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7775" calcext:value-type="float">
            <text:p>7.7775</text:p>
          </table:table-cell>
          <table:table-cell office:value-type="float" office:value="8.95899022877179" calcext:value-type="float">
            <text:p>8.95899022877179</text:p>
          </table:table-cell>
          <table:table-cell table:number-columns-repeated="8"/>
        </table:table-row>
        <table:table-row table:style-name="ro1">
          <table:table-cell office:value-type="float" office:value="154.999" calcext:value-type="float">
            <text:p>154.999</text:p>
          </table:table-cell>
          <table:table-cell office:value-type="float" office:value="7.7612" calcext:value-type="float">
            <text:p>7.7612</text:p>
          </table:table-cell>
          <table:table-cell office:value-type="float" office:value="8.95689224039712" calcext:value-type="float">
            <text:p>8.95689224039712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7456" calcext:value-type="float">
            <text:p>7.7456</text:p>
          </table:table-cell>
          <table:table-cell office:value-type="float" office:value="8.95488021918543" calcext:value-type="float">
            <text:p>8.95488021918543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7292" calcext:value-type="float">
            <text:p>7.7292</text:p>
          </table:table-cell>
          <table:table-cell office:value-type="float" office:value="8.95276064334085" calcext:value-type="float">
            <text:p>8.95276064334085</text:p>
          </table:table-cell>
          <table:table-cell table:number-columns-repeated="8"/>
        </table:table-row>
        <table:table-row table:style-name="ro1">
          <table:table-cell office:value-type="float" office:value="157.999" calcext:value-type="float">
            <text:p>157.999</text:p>
          </table:table-cell>
          <table:table-cell office:value-type="float" office:value="7.715" calcext:value-type="float">
            <text:p>7.715</text:p>
          </table:table-cell>
          <table:table-cell office:value-type="float" office:value="8.95092176479726" calcext:value-type="float">
            <text:p>8.95092176479726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6979" calcext:value-type="float">
            <text:p>7.6979</text:p>
          </table:table-cell>
          <table:table-cell office:value-type="float" office:value="8.9487028433722" calcext:value-type="float">
            <text:p>8.9487028433722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6825" calcext:value-type="float">
            <text:p>7.6825</text:p>
          </table:table-cell>
          <table:table-cell office:value-type="float" office:value="8.94670029400464" calcext:value-type="float">
            <text:p>8.94670029400464</text:p>
          </table:table-cell>
          <table:table-cell table:number-columns-repeated="8"/>
        </table:table-row>
        <table:table-row table:style-name="ro1">
          <table:table-cell office:value-type="float" office:value="160.999" calcext:value-type="float">
            <text:p>160.999</text:p>
          </table:table-cell>
          <table:table-cell office:value-type="float" office:value="7.6669" calcext:value-type="float">
            <text:p>7.6669</text:p>
          </table:table-cell>
          <table:table-cell office:value-type="float" office:value="8.94466764056266" calcext:value-type="float">
            <text:p>8.94466764056266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6513" calcext:value-type="float">
            <text:p>7.6513</text:p>
          </table:table-cell>
          <table:table-cell office:value-type="float" office:value="8.94263084702385" calcext:value-type="float">
            <text:p>8.94263084702385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6356" calcext:value-type="float">
            <text:p>7.6356</text:p>
          </table:table-cell>
          <table:table-cell office:value-type="float" office:value="8.94057680002675" calcext:value-type="float">
            <text:p>8.94057680002675</text:p>
          </table:table-cell>
          <table:table-cell table:number-columns-repeated="8"/>
        </table:table-row>
        <table:table-row table:style-name="ro1">
          <table:table-cell office:value-type="float" office:value="163.999" calcext:value-type="float">
            <text:p>163.999</text:p>
          </table:table-cell>
          <table:table-cell office:value-type="float" office:value="7.6201" calcext:value-type="float">
            <text:p>7.6201</text:p>
          </table:table-cell>
          <table:table-cell office:value-type="float" office:value="8.93854477195416" calcext:value-type="float">
            <text:p>8.93854477195416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6049" calcext:value-type="float">
            <text:p>7.6049</text:p>
          </table:table-cell>
          <table:table-cell office:value-type="float" office:value="8.93654805536302" calcext:value-type="float">
            <text:p>8.93654805536302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5886" calcext:value-type="float">
            <text:p>7.5886</text:p>
          </table:table-cell>
          <table:table-cell office:value-type="float" office:value="8.93440240014816" calcext:value-type="float">
            <text:p>8.9344024001481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5732" calcext:value-type="float">
            <text:p>7.5732</text:p>
          </table:table-cell>
          <table:table-cell office:value-type="float" office:value="8.93237097837819" calcext:value-type="float">
            <text:p>8.93237097837819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5585" calcext:value-type="float">
            <text:p>7.5585</text:p>
          </table:table-cell>
          <table:table-cell office:value-type="float" office:value="8.93042803678876" calcext:value-type="float">
            <text:p>8.93042803678876</text:p>
          </table:table-cell>
          <table:table-cell table:number-columns-repeated="8"/>
        </table:table-row>
        <table:table-row table:style-name="ro1">
          <table:table-cell office:value-type="float" office:value="168.999" calcext:value-type="float">
            <text:p>168.999</text:p>
          </table:table-cell>
          <table:table-cell office:value-type="float" office:value="7.5422" calcext:value-type="float">
            <text:p>7.5422</text:p>
          </table:table-cell>
          <table:table-cell office:value-type="float" office:value="8.92826919563164" calcext:value-type="float">
            <text:p>8.92826919563164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5268" calcext:value-type="float">
            <text:p>7.5268</text:p>
          </table:table-cell>
          <table:table-cell office:value-type="float" office:value="8.92622526367049" calcext:value-type="float">
            <text:p>8.92622526367049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5114" calcext:value-type="float">
            <text:p>7.5114</text:p>
          </table:table-cell>
          <table:table-cell office:value-type="float" office:value="8.92417714549367" calcext:value-type="float">
            <text:p>8.92417714549367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4964" calcext:value-type="float">
            <text:p>7.4964</text:p>
          </table:table-cell>
          <table:table-cell office:value-type="float" office:value="8.92217818428753" calcext:value-type="float">
            <text:p>8.9221781842875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4809" calcext:value-type="float">
            <text:p>7.4809</text:p>
          </table:table-cell>
          <table:table-cell office:value-type="float" office:value="8.92010838458617" calcext:value-type="float">
            <text:p>8.92010838458617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4663" calcext:value-type="float">
            <text:p>7.4663</text:p>
          </table:table-cell>
          <table:table-cell office:value-type="float" office:value="8.91815484082637" calcext:value-type="float">
            <text:p>8.91815484082637</text:p>
          </table:table-cell>
          <table:table-cell table:number-columns-repeated="8"/>
        </table:table-row>
        <table:table-row table:style-name="ro1">
          <table:table-cell office:value-type="float" office:value="174.999" calcext:value-type="float">
            <text:p>174.999</text:p>
          </table:table-cell>
          <table:table-cell office:value-type="float" office:value="7.4505" calcext:value-type="float">
            <text:p>7.4505</text:p>
          </table:table-cell>
          <table:table-cell office:value-type="float" office:value="8.91603642321551" calcext:value-type="float">
            <text:p>8.91603642321551</text:p>
          </table:table-cell>
          <table:table-cell table:number-columns-repeated="8"/>
        </table:table-row>
        <table:table-row table:style-name="ro1">
          <table:table-cell office:value-type="float" office:value="175.999" calcext:value-type="float">
            <text:p>175.999</text:p>
          </table:table-cell>
          <table:table-cell office:value-type="float" office:value="7.4354" calcext:value-type="float">
            <text:p>7.4354</text:p>
          </table:table-cell>
          <table:table-cell office:value-type="float" office:value="8.91400765704361" calcext:value-type="float">
            <text:p>8.91400765704361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4201" calcext:value-type="float">
            <text:p>7.4201</text:p>
          </table:table-cell>
          <table:table-cell office:value-type="float" office:value="8.91194781315956" calcext:value-type="float">
            <text:p>8.91194781315956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.4053" calcext:value-type="float">
            <text:p>7.4053</text:p>
          </table:table-cell>
          <table:table-cell office:value-type="float" office:value="8.90995123904804" calcext:value-type="float">
            <text:p>8.90995123904804</text:p>
          </table:table-cell>
          <table:table-cell table:number-columns-repeated="8"/>
        </table:table-row>
        <table:table-row table:style-name="ro1">
          <table:table-cell office:value-type="float" office:value="178.999" calcext:value-type="float">
            <text:p>178.999</text:p>
          </table:table-cell>
          <table:table-cell office:value-type="float" office:value="7.3896" calcext:value-type="float">
            <text:p>7.3896</text:p>
          </table:table-cell>
          <table:table-cell office:value-type="float" office:value="8.9078288852784" calcext:value-type="float">
            <text:p>8.9078288852784</text:p>
          </table:table-cell>
          <table:table-cell table:number-columns-repeated="8"/>
        </table:table-row>
        <table:table-row table:style-name="ro1">
          <table:table-cell office:value-type="float" office:value="179.999" calcext:value-type="float">
            <text:p>179.999</text:p>
          </table:table-cell>
          <table:table-cell office:value-type="float" office:value="7.3748" calcext:value-type="float">
            <text:p>7.3748</text:p>
          </table:table-cell>
          <table:table-cell office:value-type="float" office:value="8.90582406219624" calcext:value-type="float">
            <text:p>8.90582406219624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3597" calcext:value-type="float">
            <text:p>7.3597</text:p>
          </table:table-cell>
          <table:table-cell office:value-type="float" office:value="8.90377445002261" calcext:value-type="float">
            <text:p>8.90377445002261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.3449" calcext:value-type="float">
            <text:p>7.3449</text:p>
          </table:table-cell>
          <table:table-cell office:value-type="float" office:value="8.90176147381142" calcext:value-type="float">
            <text:p>8.90176147381142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3297" calcext:value-type="float">
            <text:p>7.3297</text:p>
          </table:table-cell>
          <table:table-cell office:value-type="float" office:value="8.89968986634873" calcext:value-type="float">
            <text:p>8.89968986634873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3149" calcext:value-type="float">
            <text:p>7.3149</text:p>
          </table:table-cell>
          <table:table-cell office:value-type="float" office:value="8.8976686428208" calcext:value-type="float">
            <text:p>8.8976686428208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2998" calcext:value-type="float">
            <text:p>7.2998</text:p>
          </table:table-cell>
          <table:table-cell office:value-type="float" office:value="8.8956022295009" calcext:value-type="float">
            <text:p>8.8956022295009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.2851" calcext:value-type="float">
            <text:p>7.2851</text:p>
          </table:table-cell>
          <table:table-cell office:value-type="float" office:value="8.89358644537106" calcext:value-type="float">
            <text:p>8.89358644537106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2706" calcext:value-type="float">
            <text:p>7.2706</text:p>
          </table:table-cell>
          <table:table-cell office:value-type="float" office:value="8.89159409807118" calcext:value-type="float">
            <text:p>8.89159409807118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2559" calcext:value-type="float">
            <text:p>7.2559</text:p>
          </table:table-cell>
          <table:table-cell office:value-type="float" office:value="8.8895702100021" calcext:value-type="float">
            <text:p>8.8895702100021</text:p>
          </table:table-cell>
          <table:table-cell table:number-columns-repeated="8"/>
        </table:table-row>
        <table:table-row table:style-name="ro1">
          <table:table-cell office:value-type="float" office:value="188.999" calcext:value-type="float">
            <text:p>188.999</text:p>
          </table:table-cell>
          <table:table-cell office:value-type="float" office:value="7.2408" calcext:value-type="float">
            <text:p>7.2408</text:p>
          </table:table-cell>
          <table:table-cell office:value-type="float" office:value="8.88748697651296" calcext:value-type="float">
            <text:p>8.88748697651296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2268" calcext:value-type="float">
            <text:p>7.2268</text:p>
          </table:table-cell>
          <table:table-cell office:value-type="float" office:value="8.88555161689977" calcext:value-type="float">
            <text:p>8.88555161689977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2117" calcext:value-type="float">
            <text:p>7.2117</text:p>
          </table:table-cell>
          <table:table-cell office:value-type="float" office:value="8.88345998612025" calcext:value-type="float">
            <text:p>8.88345998612025</text:p>
          </table:table-cell>
          <table:table-cell table:number-columns-repeated="8"/>
        </table:table-row>
        <table:table-row table:style-name="ro1">
          <table:table-cell office:value-type="float" office:value="191.999" calcext:value-type="float">
            <text:p>191.999</text:p>
          </table:table-cell>
          <table:table-cell office:value-type="float" office:value="7.1965" calcext:value-type="float">
            <text:p>7.1965</text:p>
          </table:table-cell>
          <table:table-cell office:value-type="float" office:value="8.88135007570273" calcext:value-type="float">
            <text:p>8.88135007570273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182" calcext:value-type="float">
            <text:p>7.182</text:p>
          </table:table-cell>
          <table:table-cell office:value-type="float" office:value="8.87933317478603" calcext:value-type="float">
            <text:p>8.87933317478603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1675" calcext:value-type="float">
            <text:p>7.1675</text:p>
          </table:table-cell>
          <table:table-cell office:value-type="float" office:value="8.87731219775753" calcext:value-type="float">
            <text:p>8.87731219775753</text:p>
          </table:table-cell>
          <table:table-cell table:number-columns-repeated="8"/>
        </table:table-row>
        <table:table-row table:style-name="ro1">
          <table:table-cell office:value-type="float" office:value="194.999" calcext:value-type="float">
            <text:p>194.999</text:p>
          </table:table-cell>
          <table:table-cell office:value-type="float" office:value="7.1525" calcext:value-type="float">
            <text:p>7.1525</text:p>
          </table:table-cell>
          <table:table-cell office:value-type="float" office:value="8.87521722492427" calcext:value-type="float">
            <text:p>8.87521722492427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1383" calcext:value-type="float">
            <text:p>7.1383</text:p>
          </table:table-cell>
          <table:table-cell office:value-type="float" office:value="8.87322993174636" calcext:value-type="float">
            <text:p>8.87322993174636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1224" calcext:value-type="float">
            <text:p>7.1224</text:p>
          </table:table-cell>
          <table:table-cell office:value-type="float" office:value="8.87100002625946" calcext:value-type="float">
            <text:p>8.87100002625946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1086" calcext:value-type="float">
            <text:p>7.1086</text:p>
          </table:table-cell>
          <table:table-cell office:value-type="float" office:value="8.86906059764228" calcext:value-type="float">
            <text:p>8.86906059764228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.0948" calcext:value-type="float">
            <text:p>7.0948</text:p>
          </table:table-cell>
          <table:table-cell office:value-type="float" office:value="8.86711740033143" calcext:value-type="float">
            <text:p>8.86711740033143</text:p>
          </table:table-cell>
          <table:table-cell table:number-columns-repeated="8"/>
        </table:table-row>
        <table:table-row table:style-name="ro1">
          <table:table-cell office:value-type="float" office:value="199.999" calcext:value-type="float">
            <text:p>199.999</text:p>
          </table:table-cell>
          <table:table-cell office:value-type="float" office:value="7.0798" calcext:value-type="float">
            <text:p>7.0798</text:p>
          </table:table-cell>
          <table:table-cell office:value-type="float" office:value="8.8650009377012" calcext:value-type="float">
            <text:p>8.8650009377012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.065" calcext:value-type="float">
            <text:p>7.065</text:p>
          </table:table-cell>
          <table:table-cell office:value-type="float" office:value="8.86290829511863" calcext:value-type="float">
            <text:p>8.86290829511863</text:p>
          </table:table-cell>
          <table:table-cell table:number-columns-repeated="8"/>
        </table:table-row>
        <table:table-row table:style-name="ro1">
          <table:table-cell office:value-type="float" office:value="201.999" calcext:value-type="float">
            <text:p>201.999</text:p>
          </table:table-cell>
          <table:table-cell office:value-type="float" office:value="7.0507" calcext:value-type="float">
            <text:p>7.0507</text:p>
          </table:table-cell>
          <table:table-cell office:value-type="float" office:value="8.86088218165745" calcext:value-type="float">
            <text:p>8.86088218165745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0363" calcext:value-type="float">
            <text:p>7.0363</text:p>
          </table:table-cell>
          <table:table-cell office:value-type="float" office:value="8.8588377428109" calcext:value-type="float">
            <text:p>8.8588377428109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0225" calcext:value-type="float">
            <text:p>7.0225</text:p>
          </table:table-cell>
          <table:table-cell office:value-type="float" office:value="8.8568745589784" calcext:value-type="float">
            <text:p>8.8568745589784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.0079" calcext:value-type="float">
            <text:p>7.0079</text:p>
          </table:table-cell>
          <table:table-cell office:value-type="float" office:value="8.85479336310803" calcext:value-type="float">
            <text:p>8.85479336310803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9933" calcext:value-type="float">
            <text:p>6.9933</text:p>
          </table:table-cell>
          <table:table-cell office:value-type="float" office:value="8.85270782682659" calcext:value-type="float">
            <text:p>8.85270782682659</text:p>
          </table:table-cell>
          <table:table-cell table:number-columns-repeated="8"/>
        </table:table-row>
        <table:table-row table:style-name="ro1">
          <table:table-cell office:value-type="float" office:value="206.999" calcext:value-type="float">
            <text:p>206.999</text:p>
          </table:table-cell>
          <table:table-cell office:value-type="float" office:value="6.9784" calcext:value-type="float">
            <text:p>6.9784</text:p>
          </table:table-cell>
          <table:table-cell office:value-type="float" office:value="8.85057494311901" calcext:value-type="float">
            <text:p>8.85057494311901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9641" calcext:value-type="float">
            <text:p>6.9641</text:p>
          </table:table-cell>
          <table:table-cell office:value-type="float" office:value="8.84852366034845" calcext:value-type="float">
            <text:p>8.84852366034845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9502" calcext:value-type="float">
            <text:p>6.9502</text:p>
          </table:table-cell>
          <table:table-cell office:value-type="float" office:value="8.84652571512321" calcext:value-type="float">
            <text:p>8.84652571512321</text:p>
          </table:table-cell>
          <table:table-cell table:number-columns-repeated="8"/>
        </table:table-row>
        <table:table-row table:style-name="ro1">
          <table:table-cell office:value-type="float" office:value="209.999" calcext:value-type="float">
            <text:p>209.999</text:p>
          </table:table-cell>
          <table:table-cell office:value-type="float" office:value="6.9345" calcext:value-type="float">
            <text:p>6.9345</text:p>
          </table:table-cell>
          <table:table-cell office:value-type="float" office:value="8.84426423209639" calcext:value-type="float">
            <text:p>8.84426423209639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9205" calcext:value-type="float">
            <text:p>6.9205</text:p>
          </table:table-cell>
          <table:table-cell office:value-type="float" office:value="8.84224330033676" calcext:value-type="float">
            <text:p>8.84224330033676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9067" calcext:value-type="float">
            <text:p>6.9067</text:p>
          </table:table-cell>
          <table:table-cell office:value-type="float" office:value="8.84024723394849" calcext:value-type="float">
            <text:p>8.84024723394849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93" calcext:value-type="float">
            <text:p>6.893</text:p>
          </table:table-cell>
          <table:table-cell office:value-type="float" office:value="8.83826168288565" calcext:value-type="float">
            <text:p>8.83826168288565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786" calcext:value-type="float">
            <text:p>6.8786</text:p>
          </table:table-cell>
          <table:table-cell office:value-type="float" office:value="8.83617042184873" calcext:value-type="float">
            <text:p>8.83617042184873</text:p>
          </table:table-cell>
          <table:table-cell table:number-columns-repeated="8"/>
        </table:table-row>
        <table:table-row table:style-name="ro1">
          <table:table-cell office:value-type="float" office:value="214.999" calcext:value-type="float">
            <text:p>214.999</text:p>
          </table:table-cell>
          <table:table-cell office:value-type="float" office:value="6.8648" calcext:value-type="float">
            <text:p>6.8648</text:p>
          </table:table-cell>
          <table:table-cell office:value-type="float" office:value="8.83416218449291" calcext:value-type="float">
            <text:p>8.83416218449291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515" calcext:value-type="float">
            <text:p>6.8515</text:p>
          </table:table-cell>
          <table:table-cell office:value-type="float" office:value="8.83222288538626" calcext:value-type="float">
            <text:p>8.83222288538626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379" calcext:value-type="float">
            <text:p>6.8379</text:p>
          </table:table-cell>
          <table:table-cell office:value-type="float" office:value="8.8302359459332" calcext:value-type="float">
            <text:p>8.8302359459332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24" calcext:value-type="float">
            <text:p>6.824</text:p>
          </table:table-cell>
          <table:table-cell office:value-type="float" office:value="8.82820108917152" calcext:value-type="float">
            <text:p>8.82820108917152</text:p>
          </table:table-cell>
          <table:table-cell table:number-columns-repeated="8"/>
        </table:table-row>
        <table:table-row table:style-name="ro1">
          <table:table-cell office:value-type="float" office:value="218.999" calcext:value-type="float">
            <text:p>218.999</text:p>
          </table:table-cell>
          <table:table-cell office:value-type="float" office:value="6.8102" calcext:value-type="float">
            <text:p>6.8102</text:p>
          </table:table-cell>
          <table:table-cell office:value-type="float" office:value="8.82617676728794" calcext:value-type="float">
            <text:p>8.82617676728794</text:p>
          </table:table-cell>
          <table:table-cell table:number-columns-repeated="8"/>
        </table:table-row>
        <table:table-row table:style-name="ro1">
          <table:table-cell office:value-type="float" office:value="220.001" calcext:value-type="float">
            <text:p>220.001</text:p>
          </table:table-cell>
          <table:table-cell office:value-type="float" office:value="6.7963" calcext:value-type="float">
            <text:p>6.7963</text:p>
          </table:table-cell>
          <table:table-cell office:value-type="float" office:value="8.82413362543141" calcext:value-type="float">
            <text:p>8.82413362543141</text:p>
          </table:table-cell>
          <table:table-cell table:number-columns-repeated="8"/>
        </table:table-row>
        <table:table-row table:style-name="ro1">
          <table:table-cell office:value-type="float" office:value="220.999" calcext:value-type="float">
            <text:p>220.999</text:p>
          </table:table-cell>
          <table:table-cell office:value-type="float" office:value="6.7837" calcext:value-type="float">
            <text:p>6.7837</text:p>
          </table:table-cell>
          <table:table-cell office:value-type="float" office:value="8.82227795479582" calcext:value-type="float">
            <text:p>8.82227795479582</text:p>
          </table:table-cell>
          <table:table-cell table:number-columns-repeated="8"/>
        </table:table-row>
        <table:table-row table:style-name="ro1">
          <table:table-cell office:value-type="float" office:value="221.999" calcext:value-type="float">
            <text:p>221.999</text:p>
          </table:table-cell>
          <table:table-cell office:value-type="float" office:value="6.7698" calcext:value-type="float">
            <text:p>6.7698</text:p>
          </table:table-cell>
          <table:table-cell office:value-type="float" office:value="8.82022682337246" calcext:value-type="float">
            <text:p>8.82022682337246</text:p>
          </table:table-cell>
          <table:table-cell table:number-columns-repeated="8"/>
        </table:table-row>
        <table:table-row table:style-name="ro1">
          <table:table-cell office:value-type="float" office:value="222.999" calcext:value-type="float">
            <text:p>222.999</text:p>
          </table:table-cell>
          <table:table-cell office:value-type="float" office:value="6.7558" calcext:value-type="float">
            <text:p>6.7558</text:p>
          </table:table-cell>
          <table:table-cell office:value-type="float" office:value="8.81815667417393" calcext:value-type="float">
            <text:p>8.81815667417393</text:p>
          </table:table-cell>
          <table:table-cell table:number-columns-repeated="8"/>
        </table:table-row>
        <table:table-row table:style-name="ro1">
          <table:table-cell office:value-type="float" office:value="223.999" calcext:value-type="float">
            <text:p>223.999</text:p>
          </table:table-cell>
          <table:table-cell office:value-type="float" office:value="6.7428" calcext:value-type="float">
            <text:p>6.7428</text:p>
          </table:table-cell>
          <table:table-cell office:value-type="float" office:value="8.81623054790615" calcext:value-type="float">
            <text:p>8.81623054790615</text:p>
          </table:table-cell>
          <table:table-cell table:number-columns-repeated="8"/>
        </table:table-row>
        <table:table-row table:style-name="ro1">
          <table:table-cell office:value-type="float" office:value="224.999" calcext:value-type="float">
            <text:p>224.999</text:p>
          </table:table-cell>
          <table:table-cell office:value-type="float" office:value="6.729" calcext:value-type="float">
            <text:p>6.729</text:p>
          </table:table-cell>
          <table:table-cell office:value-type="float" office:value="8.81418182318832" calcext:value-type="float">
            <text:p>8.81418182318832</text:p>
          </table:table-cell>
          <table:table-cell table:number-columns-repeated="8"/>
        </table:table-row>
        <table:table-row table:style-name="ro1">
          <table:table-cell office:value-type="float" office:value="225.999" calcext:value-type="float">
            <text:p>225.999</text:p>
          </table:table-cell>
          <table:table-cell office:value-type="float" office:value="6.7156" calcext:value-type="float">
            <text:p>6.7156</text:p>
          </table:table-cell>
          <table:table-cell office:value-type="float" office:value="8.81218845716224" calcext:value-type="float">
            <text:p>8.81218845716224</text:p>
          </table:table-cell>
          <table:table-cell table:number-columns-repeated="8"/>
        </table:table-row>
        <table:table-row table:style-name="ro1">
          <table:table-cell office:value-type="float" office:value="226.999" calcext:value-type="float">
            <text:p>226.999</text:p>
          </table:table-cell>
          <table:table-cell office:value-type="float" office:value="6.703" calcext:value-type="float">
            <text:p>6.703</text:p>
          </table:table-cell>
          <table:table-cell office:value-type="float" office:value="8.81031046635796" calcext:value-type="float">
            <text:p>8.81031046635796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888" calcext:value-type="float">
            <text:p>6.6888</text:p>
          </table:table-cell>
          <table:table-cell office:value-type="float" office:value="8.80818976483585" calcext:value-type="float">
            <text:p>8.80818976483585</text:p>
          </table:table-cell>
          <table:table-cell table:number-columns-repeated="8"/>
        </table:table-row>
        <table:table-row table:style-name="ro1">
          <table:table-cell office:value-type="float" office:value="228.999" calcext:value-type="float">
            <text:p>228.999</text:p>
          </table:table-cell>
          <table:table-cell office:value-type="float" office:value="6.6759" calcext:value-type="float">
            <text:p>6.6759</text:p>
          </table:table-cell>
          <table:table-cell office:value-type="float" office:value="8.80625930564018" calcext:value-type="float">
            <text:p>8.80625930564018</text:p>
          </table:table-cell>
          <table:table-cell table:number-columns-repeated="8"/>
        </table:table-row>
        <table:table-row table:style-name="ro1">
          <table:table-cell office:value-type="float" office:value="229.999" calcext:value-type="float">
            <text:p>229.999</text:p>
          </table:table-cell>
          <table:table-cell office:value-type="float" office:value="6.6626" calcext:value-type="float">
            <text:p>6.6626</text:p>
          </table:table-cell>
          <table:table-cell office:value-type="float" office:value="8.80426507774232" calcext:value-type="float">
            <text:p>8.8042650777423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498" calcext:value-type="float">
            <text:p>6.6498</text:p>
          </table:table-cell>
          <table:table-cell office:value-type="float" office:value="8.80234205800966" calcext:value-type="float">
            <text:p>8.80234205800966</text:p>
          </table:table-cell>
          <table:table-cell table:number-columns-repeated="8"/>
        </table:table-row>
        <table:table-row table:style-name="ro1">
          <table:table-cell office:value-type="float" office:value="231.999" calcext:value-type="float">
            <text:p>231.999</text:p>
          </table:table-cell>
          <table:table-cell office:value-type="float" office:value="6.6359" calcext:value-type="float">
            <text:p>6.6359</text:p>
          </table:table-cell>
          <table:table-cell office:value-type="float" office:value="8.80024958187792" calcext:value-type="float">
            <text:p>8.80024958187792</text:p>
          </table:table-cell>
          <table:table-cell table:number-columns-repeated="8"/>
        </table:table-row>
        <table:table-row table:style-name="ro1">
          <table:table-cell office:value-type="float" office:value="232.999" calcext:value-type="float">
            <text:p>232.999</text:p>
          </table:table-cell>
          <table:table-cell office:value-type="float" office:value="6.6231" calcext:value-type="float">
            <text:p>6.6231</text:p>
          </table:table-cell>
          <table:table-cell office:value-type="float" office:value="8.79831881726877" calcext:value-type="float">
            <text:p>8.79831881726877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096" calcext:value-type="float">
            <text:p>6.6096</text:p>
          </table:table-cell>
          <table:table-cell office:value-type="float" office:value="8.7962784166425" calcext:value-type="float">
            <text:p>8.7962784166425</text:p>
          </table:table-cell>
          <table:table-cell table:number-columns-repeated="8"/>
        </table:table-row>
        <table:table-row table:style-name="ro1">
          <table:table-cell office:value-type="float" office:value="234.999" calcext:value-type="float">
            <text:p>234.999</text:p>
          </table:table-cell>
          <table:table-cell office:value-type="float" office:value="6.5967" calcext:value-type="float">
            <text:p>6.5967</text:p>
          </table:table-cell>
          <table:table-cell office:value-type="float" office:value="8.79432480297283" calcext:value-type="float">
            <text:p>8.79432480297283</text:p>
          </table:table-cell>
          <table:table-cell table:number-columns-repeated="8"/>
        </table:table-row>
        <table:table-row table:style-name="ro1">
          <table:table-cell office:value-type="float" office:value="235.999" calcext:value-type="float">
            <text:p>235.999</text:p>
          </table:table-cell>
          <table:table-cell office:value-type="float" office:value="6.584" calcext:value-type="float">
            <text:p>6.584</text:p>
          </table:table-cell>
          <table:table-cell office:value-type="float" office:value="8.79239774235691" calcext:value-type="float">
            <text:p>8.79239774235691</text:p>
          </table:table-cell>
          <table:table-cell table:number-columns-repeated="8"/>
        </table:table-row>
        <table:table-row table:style-name="ro1">
          <table:table-cell office:value-type="float" office:value="236.999" calcext:value-type="float">
            <text:p>236.999</text:p>
          </table:table-cell>
          <table:table-cell office:value-type="float" office:value="6.5702" calcext:value-type="float">
            <text:p>6.5702</text:p>
          </table:table-cell>
          <table:table-cell office:value-type="float" office:value="8.79029955241563" calcext:value-type="float">
            <text:p>8.79029955241563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5574" calcext:value-type="float">
            <text:p>6.5574</text:p>
          </table:table-cell>
          <table:table-cell office:value-type="float" office:value="8.78834946191068" calcext:value-type="float">
            <text:p>8.78834946191068</text:p>
          </table:table-cell>
          <table:table-cell table:number-columns-repeated="8"/>
        </table:table-row>
        <table:table-row table:style-name="ro1">
          <table:table-cell office:value-type="float" office:value="238.999" calcext:value-type="float">
            <text:p>238.999</text:p>
          </table:table-cell>
          <table:table-cell office:value-type="float" office:value="6.5441" calcext:value-type="float">
            <text:p>6.5441</text:p>
          </table:table-cell>
          <table:table-cell office:value-type="float" office:value="8.78631915933942" calcext:value-type="float">
            <text:p>8.78631915933942</text:p>
          </table:table-cell>
          <table:table-cell table:number-columns-repeated="8"/>
        </table:table-row>
        <table:table-row table:style-name="ro1">
          <table:table-cell office:value-type="float" office:value="239.999" calcext:value-type="float">
            <text:p>239.999</text:p>
          </table:table-cell>
          <table:table-cell office:value-type="float" office:value="6.5316" calcext:value-type="float">
            <text:p>6.5316</text:p>
          </table:table-cell>
          <table:table-cell office:value-type="float" office:value="8.78440721522816" calcext:value-type="float">
            <text:p>8.78440721522816</text:p>
          </table:table-cell>
          <table:table-cell table:number-columns-repeated="8"/>
        </table:table-row>
        <table:table-row table:style-name="ro1">
          <table:table-cell office:value-type="float" office:value="240.999" calcext:value-type="float">
            <text:p>240.999</text:p>
          </table:table-cell>
          <table:table-cell office:value-type="float" office:value="6.5192" calcext:value-type="float">
            <text:p>6.5192</text:p>
          </table:table-cell>
          <table:table-cell office:value-type="float" office:value="8.78250694800601" calcext:value-type="float">
            <text:p>8.78250694800601</text:p>
          </table:table-cell>
          <table:table-cell table:number-columns-repeated="8"/>
        </table:table-row>
        <table:table-row table:style-name="ro1">
          <table:table-cell office:value-type="float" office:value="241.999" calcext:value-type="float">
            <text:p>241.999</text:p>
          </table:table-cell>
          <table:table-cell office:value-type="float" office:value="6.5054" calcext:value-type="float">
            <text:p>6.5054</text:p>
          </table:table-cell>
          <table:table-cell office:value-type="float" office:value="8.78038788021675" calcext:value-type="float">
            <text:p>8.78038788021675</text:p>
          </table:table-cell>
          <table:table-cell table:number-columns-repeated="8"/>
        </table:table-row>
        <table:table-row table:style-name="ro1">
          <table:table-cell office:value-type="float" office:value="242.999" calcext:value-type="float">
            <text:p>242.999</text:p>
          </table:table-cell>
          <table:table-cell office:value-type="float" office:value="6.493" calcext:value-type="float">
            <text:p>6.493</text:p>
          </table:table-cell>
          <table:table-cell office:value-type="float" office:value="8.77847995250849" calcext:value-type="float">
            <text:p>8.77847995250849</text:p>
          </table:table-cell>
          <table:table-cell table:number-columns-repeated="8"/>
        </table:table-row>
        <table:table-row table:style-name="ro1">
          <table:table-cell office:value-type="float" office:value="243.999" calcext:value-type="float">
            <text:p>243.999</text:p>
          </table:table-cell>
          <table:table-cell office:value-type="float" office:value="6.4799" calcext:value-type="float">
            <text:p>6.4799</text:p>
          </table:table-cell>
          <table:table-cell office:value-type="float" office:value="8.77646035712848" calcext:value-type="float">
            <text:p>8.77646035712848</text:p>
          </table:table-cell>
          <table:table-cell table:number-columns-repeated="8"/>
        </table:table-row>
        <table:table-row table:style-name="ro1">
          <table:table-cell office:value-type="float" office:value="244.999" calcext:value-type="float">
            <text:p>244.999</text:p>
          </table:table-cell>
          <table:table-cell office:value-type="float" office:value="6.4671" calcext:value-type="float">
            <text:p>6.4671</text:p>
          </table:table-cell>
          <table:table-cell office:value-type="float" office:value="8.7744830644475" calcext:value-type="float">
            <text:p>8.7744830644475</text:p>
          </table:table-cell>
          <table:table-cell table:number-columns-repeated="8"/>
        </table:table-row>
        <table:table-row table:style-name="ro1">
          <table:table-cell office:value-type="float" office:value="245.999" calcext:value-type="float">
            <text:p>245.999</text:p>
          </table:table-cell>
          <table:table-cell office:value-type="float" office:value="6.4539" calcext:value-type="float">
            <text:p>6.4539</text:p>
          </table:table-cell>
          <table:table-cell office:value-type="float" office:value="8.77243987822475" calcext:value-type="float">
            <text:p>8.77243987822475</text:p>
          </table:table-cell>
          <table:table-cell table:number-columns-repeated="8"/>
        </table:table-row>
        <table:table-row table:style-name="ro1">
          <table:table-cell office:value-type="float" office:value="246.999" calcext:value-type="float">
            <text:p>246.999</text:p>
          </table:table-cell>
          <table:table-cell office:value-type="float" office:value="6.4418" calcext:value-type="float">
            <text:p>6.4418</text:p>
          </table:table-cell>
          <table:table-cell office:value-type="float" office:value="8.77056328315027" calcext:value-type="float">
            <text:p>8.77056328315027</text:p>
          </table:table-cell>
          <table:table-cell table:number-columns-repeated="8"/>
        </table:table-row>
        <table:table-row table:style-name="ro1">
          <table:table-cell office:value-type="float" office:value="247.999" calcext:value-type="float">
            <text:p>247.999</text:p>
          </table:table-cell>
          <table:table-cell office:value-type="float" office:value="6.4289" calcext:value-type="float">
            <text:p>6.4289</text:p>
          </table:table-cell>
          <table:table-cell office:value-type="float" office:value="8.76855872950213" calcext:value-type="float">
            <text:p>8.76855872950213</text:p>
          </table:table-cell>
          <table:table-cell table:number-columns-repeated="8"/>
        </table:table-row>
        <table:table-row table:style-name="ro1">
          <table:table-cell office:value-type="float" office:value="248.999" calcext:value-type="float">
            <text:p>248.999</text:p>
          </table:table-cell>
          <table:table-cell office:value-type="float" office:value="6.417" calcext:value-type="float">
            <text:p>6.417</text:p>
          </table:table-cell>
          <table:table-cell office:value-type="float" office:value="8.76670599775052" calcext:value-type="float">
            <text:p>8.76670599775052</text:p>
          </table:table-cell>
          <table:table-cell table:number-columns-repeated="8"/>
        </table:table-row>
        <table:table-row table:style-name="ro1">
          <table:table-cell office:value-type="float" office:value="249.999" calcext:value-type="float">
            <text:p>249.999</text:p>
          </table:table-cell>
          <table:table-cell office:value-type="float" office:value="6.4039" calcext:value-type="float">
            <text:p>6.4039</text:p>
          </table:table-cell>
          <table:table-cell office:value-type="float" office:value="8.76466245875421" calcext:value-type="float">
            <text:p>8.76466245875421</text:p>
          </table:table-cell>
          <table:table-cell table:number-columns-repeated="8"/>
        </table:table-row>
        <table:table-row table:style-name="ro1">
          <table:table-cell office:value-type="float" office:value="250.999" calcext:value-type="float">
            <text:p>250.999</text:p>
          </table:table-cell>
          <table:table-cell office:value-type="float" office:value="6.3909" calcext:value-type="float">
            <text:p>6.3909</text:p>
          </table:table-cell>
          <table:table-cell office:value-type="float" office:value="8.76263038252427" calcext:value-type="float">
            <text:p>8.76263038252427</text:p>
          </table:table-cell>
          <table:table-cell table:number-columns-repeated="8"/>
        </table:table-row>
        <table:table-row table:style-name="ro1">
          <table:table-cell office:value-type="float" office:value="251.999" calcext:value-type="float">
            <text:p>251.999</text:p>
          </table:table-cell>
          <table:table-cell office:value-type="float" office:value="6.3784" calcext:value-type="float">
            <text:p>6.3784</text:p>
          </table:table-cell>
          <table:table-cell office:value-type="float" office:value="8.76067256118829" calcext:value-type="float">
            <text:p>8.76067256118829</text:p>
          </table:table-cell>
          <table:table-cell table:number-columns-repeated="8"/>
        </table:table-row>
        <table:table-row table:style-name="ro1">
          <table:table-cell office:value-type="float" office:value="252.999" calcext:value-type="float">
            <text:p>252.999</text:p>
          </table:table-cell>
          <table:table-cell office:value-type="float" office:value="6.3657" calcext:value-type="float">
            <text:p>6.3657</text:p>
          </table:table-cell>
          <table:table-cell office:value-type="float" office:value="8.75867948137816" calcext:value-type="float">
            <text:p>8.75867948137816</text:p>
          </table:table-cell>
          <table:table-cell table:number-columns-repeated="8"/>
        </table:table-row>
        <table:table-row table:style-name="ro1">
          <table:table-cell office:value-type="float" office:value="253.999" calcext:value-type="float">
            <text:p>253.999</text:p>
          </table:table-cell>
          <table:table-cell office:value-type="float" office:value="6.3541" calcext:value-type="float">
            <text:p>6.3541</text:p>
          </table:table-cell>
          <table:table-cell office:value-type="float" office:value="8.75685555282334" calcext:value-type="float">
            <text:p>8.75685555282334</text:p>
          </table:table-cell>
          <table:table-cell table:number-columns-repeated="8"/>
        </table:table-row>
        <table:table-row table:style-name="ro1">
          <table:table-cell office:value-type="float" office:value="254.999" calcext:value-type="float">
            <text:p>254.999</text:p>
          </table:table-cell>
          <table:table-cell office:value-type="float" office:value="6.3391" calcext:value-type="float">
            <text:p>6.3391</text:p>
          </table:table-cell>
          <table:table-cell office:value-type="float" office:value="8.75449208151863" calcext:value-type="float">
            <text:p>8.75449208151863</text:p>
          </table:table-cell>
          <table:table-cell table:number-columns-repeated="8"/>
        </table:table-row>
        <table:table-row table:style-name="ro1">
          <table:table-cell office:value-type="float" office:value="255.999" calcext:value-type="float">
            <text:p>255.999</text:p>
          </table:table-cell>
          <table:table-cell office:value-type="float" office:value="6.3248" calcext:value-type="float">
            <text:p>6.3248</text:p>
          </table:table-cell>
          <table:table-cell office:value-type="float" office:value="8.75223369254242" calcext:value-type="float">
            <text:p>8.75223369254242</text:p>
          </table:table-cell>
          <table:table-cell table:number-columns-repeated="8"/>
        </table:table-row>
        <table:table-row table:style-name="ro1">
          <table:table-cell office:value-type="float" office:value="256.998" calcext:value-type="float">
            <text:p>256.998</text:p>
          </table:table-cell>
          <table:table-cell office:value-type="float" office:value="6.312" calcext:value-type="float">
            <text:p>6.312</text:p>
          </table:table-cell>
          <table:table-cell office:value-type="float" office:value="8.75020786252571" calcext:value-type="float">
            <text:p>8.75020786252571</text:p>
          </table:table-cell>
          <table:table-cell table:number-columns-repeated="8"/>
        </table:table-row>
        <table:table-row table:style-name="ro1">
          <table:table-cell office:value-type="float" office:value="257.999" calcext:value-type="float">
            <text:p>257.999</text:p>
          </table:table-cell>
          <table:table-cell office:value-type="float" office:value="6.2999" calcext:value-type="float">
            <text:p>6.2999</text:p>
          </table:table-cell>
          <table:table-cell office:value-type="float" office:value="8.74828903923777" calcext:value-type="float">
            <text:p>8.74828903923777</text:p>
          </table:table-cell>
          <table:table-cell table:number-columns-repeated="8"/>
        </table:table-row>
        <table:table-row table:style-name="ro1">
          <table:table-cell office:value-type="float" office:value="258.999" calcext:value-type="float">
            <text:p>258.999</text:p>
          </table:table-cell>
          <table:table-cell office:value-type="float" office:value="6.2896" calcext:value-type="float">
            <text:p>6.2896</text:p>
          </table:table-cell>
          <table:table-cell office:value-type="float" office:value="8.7466527546676" calcext:value-type="float">
            <text:p>8.7466527546676</text:p>
          </table:table-cell>
          <table:table-cell table:number-columns-repeated="8"/>
        </table:table-row>
        <table:table-row table:style-name="ro1">
          <table:table-cell office:value-type="float" office:value="259.999" calcext:value-type="float">
            <text:p>259.999</text:p>
          </table:table-cell>
          <table:table-cell office:value-type="float" office:value="6.2767" calcext:value-type="float">
            <text:p>6.2767</text:p>
          </table:table-cell>
          <table:table-cell office:value-type="float" office:value="8.74459964364344" calcext:value-type="float">
            <text:p>8.74459964364344</text:p>
          </table:table-cell>
          <table:table-cell table:number-columns-repeated="8"/>
        </table:table-row>
        <table:table-row table:style-name="ro1">
          <table:table-cell office:value-type="float" office:value="260.999" calcext:value-type="float">
            <text:p>260.999</text:p>
          </table:table-cell>
          <table:table-cell office:value-type="float" office:value="6.2641" calcext:value-type="float">
            <text:p>6.2641</text:p>
          </table:table-cell>
          <table:table-cell office:value-type="float" office:value="8.74259020178331" calcext:value-type="float">
            <text:p>8.74259020178331</text:p>
          </table:table-cell>
          <table:table-cell table:number-columns-repeated="8"/>
        </table:table-row>
        <table:table-row table:style-name="ro1">
          <table:table-cell office:value-type="float" office:value="261.999" calcext:value-type="float">
            <text:p>261.999</text:p>
          </table:table-cell>
          <table:table-cell office:value-type="float" office:value="6.2508" calcext:value-type="float">
            <text:p>6.2508</text:p>
          </table:table-cell>
          <table:table-cell office:value-type="float" office:value="8.74046473453915" calcext:value-type="float">
            <text:p>8.74046473453915</text:p>
          </table:table-cell>
          <table:table-cell table:number-columns-repeated="8"/>
        </table:table-row>
        <table:table-row table:style-name="ro1">
          <table:table-cell office:value-type="float" office:value="262.999" calcext:value-type="float">
            <text:p>262.999</text:p>
          </table:table-cell>
          <table:table-cell office:value-type="float" office:value="6.2392" calcext:value-type="float">
            <text:p>6.2392</text:p>
          </table:table-cell>
          <table:table-cell office:value-type="float" office:value="8.73860724801629" calcext:value-type="float">
            <text:p>8.73860724801629</text:p>
          </table:table-cell>
          <table:table-cell table:number-columns-repeated="8"/>
        </table:table-row>
        <table:table-row table:style-name="ro1">
          <table:table-cell office:value-type="float" office:value="263.999" calcext:value-type="float">
            <text:p>263.999</text:p>
          </table:table-cell>
          <table:table-cell office:value-type="float" office:value="6.227" calcext:value-type="float">
            <text:p>6.227</text:p>
          </table:table-cell>
          <table:table-cell office:value-type="float" office:value="8.73664995487245" calcext:value-type="float">
            <text:p>8.73664995487245</text:p>
          </table:table-cell>
          <table:table-cell table:number-columns-repeated="8"/>
        </table:table-row>
        <table:table-row table:style-name="ro1">
          <table:table-cell office:value-type="float" office:value="264.999" calcext:value-type="float">
            <text:p>264.999</text:p>
          </table:table-cell>
          <table:table-cell office:value-type="float" office:value="6.2141" calcext:value-type="float">
            <text:p>6.2141</text:p>
          </table:table-cell>
          <table:table-cell office:value-type="float" office:value="8.73457618251742" calcext:value-type="float">
            <text:p>8.73457618251742</text:p>
          </table:table-cell>
          <table:table-cell table:number-columns-repeated="8"/>
        </table:table-row>
        <table:table-row table:style-name="ro1">
          <table:table-cell office:value-type="float" office:value="265.999" calcext:value-type="float">
            <text:p>265.999</text:p>
          </table:table-cell>
          <table:table-cell office:value-type="float" office:value="6.2016" calcext:value-type="float">
            <text:p>6.2016</text:p>
          </table:table-cell>
          <table:table-cell office:value-type="float" office:value="8.73256260225639" calcext:value-type="float">
            <text:p>8.73256260225639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1893" calcext:value-type="float">
            <text:p>6.1893</text:p>
          </table:table-cell>
          <table:table-cell office:value-type="float" office:value="8.73057727366201" calcext:value-type="float">
            <text:p>8.73057727366201</text:p>
          </table:table-cell>
          <table:table-cell table:number-columns-repeated="8"/>
        </table:table-row>
        <table:table-row table:style-name="ro1">
          <table:table-cell office:value-type="float" office:value="267.999" calcext:value-type="float">
            <text:p>267.999</text:p>
          </table:table-cell>
          <table:table-cell office:value-type="float" office:value="6.1775" calcext:value-type="float">
            <text:p>6.1775</text:p>
          </table:table-cell>
          <table:table-cell office:value-type="float" office:value="8.72866893786277" calcext:value-type="float">
            <text:p>8.72866893786277</text:p>
          </table:table-cell>
          <table:table-cell table:number-columns-repeated="8"/>
        </table:table-row>
        <table:table-row table:style-name="ro1">
          <table:table-cell office:value-type="float" office:value="268.999" calcext:value-type="float">
            <text:p>268.999</text:p>
          </table:table-cell>
          <table:table-cell office:value-type="float" office:value="6.1654" calcext:value-type="float">
            <text:p>6.1654</text:p>
          </table:table-cell>
          <table:table-cell office:value-type="float" office:value="8.72670829589432" calcext:value-type="float">
            <text:p>8.72670829589432</text:p>
          </table:table-cell>
          <table:table-cell table:number-columns-repeated="8"/>
        </table:table-row>
        <table:table-row table:style-name="ro1">
          <table:table-cell office:value-type="float" office:value="269.999" calcext:value-type="float">
            <text:p>269.999</text:p>
          </table:table-cell>
          <table:table-cell office:value-type="float" office:value="6.1525" calcext:value-type="float">
            <text:p>6.1525</text:p>
          </table:table-cell>
          <table:table-cell office:value-type="float" office:value="8.72461378226521" calcext:value-type="float">
            <text:p>8.72461378226521</text:p>
          </table:table-cell>
          <table:table-cell table:number-columns-repeated="8"/>
        </table:table-row>
        <table:table-row table:style-name="ro1">
          <table:table-cell office:value-type="float" office:value="270.999" calcext:value-type="float">
            <text:p>270.999</text:p>
          </table:table-cell>
          <table:table-cell office:value-type="float" office:value="6.1409" calcext:value-type="float">
            <text:p>6.1409</text:p>
          </table:table-cell>
          <table:table-cell office:value-type="float" office:value="8.72272659020398" calcext:value-type="float">
            <text:p>8.72272659020398</text:p>
          </table:table-cell>
          <table:table-cell table:number-columns-repeated="8"/>
        </table:table-row>
        <table:table-row table:style-name="ro1">
          <table:table-cell office:value-type="float" office:value="271.999" calcext:value-type="float">
            <text:p>271.999</text:p>
          </table:table-cell>
          <table:table-cell office:value-type="float" office:value="6.1286" calcext:value-type="float">
            <text:p>6.1286</text:p>
          </table:table-cell>
          <table:table-cell office:value-type="float" office:value="8.72072161785459" calcext:value-type="float">
            <text:p>8.72072161785459</text:p>
          </table:table-cell>
          <table:table-cell table:number-columns-repeated="8"/>
        </table:table-row>
        <table:table-row table:style-name="ro1">
          <table:table-cell office:value-type="float" office:value="272.999" calcext:value-type="float">
            <text:p>272.999</text:p>
          </table:table-cell>
          <table:table-cell office:value-type="float" office:value="6.1157" calcext:value-type="float">
            <text:p>6.1157</text:p>
          </table:table-cell>
          <table:table-cell office:value-type="float" office:value="8.71861451417813" calcext:value-type="float">
            <text:p>8.71861451417813</text:p>
          </table:table-cell>
          <table:table-cell table:number-columns-repeated="8"/>
        </table:table-row>
        <table:table-row table:style-name="ro1">
          <table:table-cell office:value-type="float" office:value="273.999" calcext:value-type="float">
            <text:p>273.999</text:p>
          </table:table-cell>
          <table:table-cell office:value-type="float" office:value="6.1037" calcext:value-type="float">
            <text:p>6.1037</text:p>
          </table:table-cell>
          <table:table-cell office:value-type="float" office:value="8.71665042365688" calcext:value-type="float">
            <text:p>8.71665042365688</text:p>
          </table:table-cell>
          <table:table-cell table:number-columns-repeated="8"/>
        </table:table-row>
        <table:table-row table:style-name="ro1">
          <table:table-cell office:value-type="float" office:value="274.999" calcext:value-type="float">
            <text:p>274.999</text:p>
          </table:table-cell>
          <table:table-cell office:value-type="float" office:value="6.0915" calcext:value-type="float">
            <text:p>6.0915</text:p>
          </table:table-cell>
          <table:table-cell office:value-type="float" office:value="8.71464963579446" calcext:value-type="float">
            <text:p>8.71464963579446</text:p>
          </table:table-cell>
          <table:table-cell table:number-columns-repeated="8"/>
        </table:table-row>
        <table:table-row table:style-name="ro1">
          <table:table-cell office:value-type="float" office:value="275.999" calcext:value-type="float">
            <text:p>275.999</text:p>
          </table:table-cell>
          <table:table-cell office:value-type="float" office:value="6.08" calcext:value-type="float">
            <text:p>6.08</text:p>
          </table:table-cell>
          <table:table-cell office:value-type="float" office:value="8.71275997496021" calcext:value-type="float">
            <text:p>8.71275997496021</text:p>
          </table:table-cell>
          <table:table-cell table:number-columns-repeated="8"/>
        </table:table-row>
        <table:table-row table:style-name="ro1">
          <table:table-cell office:value-type="float" office:value="276.999" calcext:value-type="float">
            <text:p>276.999</text:p>
          </table:table-cell>
          <table:table-cell office:value-type="float" office:value="6.0682" calcext:value-type="float">
            <text:p>6.0682</text:p>
          </table:table-cell>
          <table:table-cell office:value-type="float" office:value="8.71081729971432" calcext:value-type="float">
            <text:p>8.71081729971432</text:p>
          </table:table-cell>
          <table:table-cell table:number-columns-repeated="8"/>
        </table:table-row>
        <table:table-row table:style-name="ro1">
          <table:table-cell office:value-type="float" office:value="277.999" calcext:value-type="float">
            <text:p>277.999</text:p>
          </table:table-cell>
          <table:table-cell office:value-type="float" office:value="6.0564" calcext:value-type="float">
            <text:p>6.0564</text:p>
          </table:table-cell>
          <table:table-cell office:value-type="float" office:value="8.70887084313422" calcext:value-type="float">
            <text:p>8.70887084313422</text:p>
          </table:table-cell>
          <table:table-cell table:number-columns-repeated="8"/>
        </table:table-row>
        <table:table-row table:style-name="ro1">
          <table:table-cell office:value-type="float" office:value="278.999" calcext:value-type="float">
            <text:p>278.999</text:p>
          </table:table-cell>
          <table:table-cell office:value-type="float" office:value="6.0441" calcext:value-type="float">
            <text:p>6.0441</text:p>
          </table:table-cell>
          <table:table-cell office:value-type="float" office:value="8.70683786858997" calcext:value-type="float">
            <text:p>8.70683786858997</text:p>
          </table:table-cell>
          <table:table-cell table:number-columns-repeated="8"/>
        </table:table-row>
        <table:table-row table:style-name="ro1">
          <table:table-cell office:value-type="float" office:value="279.999" calcext:value-type="float">
            <text:p>279.999</text:p>
          </table:table-cell>
          <table:table-cell office:value-type="float" office:value="6.0328" calcext:value-type="float">
            <text:p>6.0328</text:p>
          </table:table-cell>
          <table:table-cell office:value-type="float" office:value="8.70496652688844" calcext:value-type="float">
            <text:p>8.70496652688844</text:p>
          </table:table-cell>
          <table:table-cell table:number-columns-repeated="8"/>
        </table:table-row>
        <table:table-row table:style-name="ro1">
          <table:table-cell office:value-type="float" office:value="280.999" calcext:value-type="float">
            <text:p>280.999</text:p>
          </table:table-cell>
          <table:table-cell office:value-type="float" office:value="6.021" calcext:value-type="float">
            <text:p>6.021</text:p>
          </table:table-cell>
          <table:table-cell office:value-type="float" office:value="8.70300863746445" calcext:value-type="float">
            <text:p>8.70300863746445</text:p>
          </table:table-cell>
          <table:table-cell table:number-columns-repeated="8"/>
        </table:table-row>
        <table:table-row table:style-name="ro1">
          <table:table-cell office:value-type="float" office:value="281.999" calcext:value-type="float">
            <text:p>281.999</text:p>
          </table:table-cell>
          <table:table-cell office:value-type="float" office:value="6.009" calcext:value-type="float">
            <text:p>6.009</text:p>
          </table:table-cell>
          <table:table-cell office:value-type="float" office:value="8.70101362433393" calcext:value-type="float">
            <text:p>8.70101362433393</text:p>
          </table:table-cell>
          <table:table-cell table:number-columns-repeated="8"/>
        </table:table-row>
        <table:table-row table:style-name="ro1">
          <table:table-cell office:value-type="float" office:value="282.999" calcext:value-type="float">
            <text:p>282.999</text:p>
          </table:table-cell>
          <table:table-cell office:value-type="float" office:value="5.997" calcext:value-type="float">
            <text:p>5.997</text:p>
          </table:table-cell>
          <table:table-cell office:value-type="float" office:value="8.69901462316851" calcext:value-type="float">
            <text:p>8.69901462316851</text:p>
          </table:table-cell>
          <table:table-cell table:number-columns-repeated="8"/>
        </table:table-row>
        <table:table-row table:style-name="ro1">
          <table:table-cell office:value-type="float" office:value="283.999" calcext:value-type="float">
            <text:p>283.999</text:p>
          </table:table-cell>
          <table:table-cell office:value-type="float" office:value="5.9858" calcext:value-type="float">
            <text:p>5.9858</text:p>
          </table:table-cell>
          <table:table-cell office:value-type="float" office:value="8.69714527656146" calcext:value-type="float">
            <text:p>8.69714527656146</text:p>
          </table:table-cell>
          <table:table-cell table:number-columns-repeated="8"/>
        </table:table-row>
        <table:table-row table:style-name="ro1">
          <table:table-cell office:value-type="float" office:value="284.999" calcext:value-type="float">
            <text:p>284.999</text:p>
          </table:table-cell>
          <table:table-cell office:value-type="float" office:value="5.9742" calcext:value-type="float">
            <text:p>5.9742</text:p>
          </table:table-cell>
          <table:table-cell office:value-type="float" office:value="8.69520547662209" calcext:value-type="float">
            <text:p>8.69520547662209</text:p>
          </table:table-cell>
          <table:table-cell table:number-columns-repeated="8"/>
        </table:table-row>
        <table:table-row table:style-name="ro1">
          <table:table-cell office:value-type="float" office:value="285.999" calcext:value-type="float">
            <text:p>285.999</text:p>
          </table:table-cell>
          <table:table-cell office:value-type="float" office:value="5.9616" calcext:value-type="float">
            <text:p>5.9616</text:p>
          </table:table-cell>
          <table:table-cell office:value-type="float" office:value="8.69309418040727" calcext:value-type="float">
            <text:p>8.69309418040727</text:p>
          </table:table-cell>
          <table:table-cell table:number-columns-repeated="8"/>
        </table:table-row>
        <table:table-row table:style-name="ro1">
          <table:table-cell office:value-type="float" office:value="286.999" calcext:value-type="float">
            <text:p>286.999</text:p>
          </table:table-cell>
          <table:table-cell office:value-type="float" office:value="5.9503" calcext:value-type="float">
            <text:p>5.9503</text:p>
          </table:table-cell>
          <table:table-cell office:value-type="float" office:value="8.69119691743669" calcext:value-type="float">
            <text:p>8.69119691743669</text:p>
          </table:table-cell>
          <table:table-cell table:number-columns-repeated="8"/>
        </table:table-row>
        <table:table-row table:style-name="ro1">
          <table:table-cell office:value-type="float" office:value="287.999" calcext:value-type="float">
            <text:p>287.999</text:p>
          </table:table-cell>
          <table:table-cell office:value-type="float" office:value="5.938" calcext:value-type="float">
            <text:p>5.938</text:p>
          </table:table-cell>
          <table:table-cell office:value-type="float" office:value="8.68912765532371" calcext:value-type="float">
            <text:p>8.68912765532371</text:p>
          </table:table-cell>
          <table:table-cell table:number-columns-repeated="8"/>
        </table:table-row>
        <table:table-row table:style-name="ro1">
          <table:table-cell office:value-type="float" office:value="288.999" calcext:value-type="float">
            <text:p>288.999</text:p>
          </table:table-cell>
          <table:table-cell office:value-type="float" office:value="5.9275" calcext:value-type="float">
            <text:p>5.9275</text:p>
          </table:table-cell>
          <table:table-cell office:value-type="float" office:value="8.68735781793956" calcext:value-type="float">
            <text:p>8.68735781793956</text:p>
          </table:table-cell>
          <table:table-cell table:number-columns-repeated="8"/>
        </table:table-row>
        <table:table-row table:style-name="ro1">
          <table:table-cell office:value-type="float" office:value="289.999" calcext:value-type="float">
            <text:p>289.999</text:p>
          </table:table-cell>
          <table:table-cell office:value-type="float" office:value="5.9162" calcext:value-type="float">
            <text:p>5.9162</text:p>
          </table:table-cell>
          <table:table-cell office:value-type="float" office:value="8.68544962988536" calcext:value-type="float">
            <text:p>8.68544962988536</text:p>
          </table:table-cell>
          <table:table-cell table:number-columns-repeated="8"/>
        </table:table-row>
        <table:table-row table:style-name="ro1">
          <table:table-cell office:value-type="float" office:value="290.999" calcext:value-type="float">
            <text:p>290.999</text:p>
          </table:table-cell>
          <table:table-cell office:value-type="float" office:value="5.9042" calcext:value-type="float">
            <text:p>5.9042</text:p>
          </table:table-cell>
          <table:table-cell office:value-type="float" office:value="8.68341924104531" calcext:value-type="float">
            <text:p>8.68341924104531</text:p>
          </table:table-cell>
          <table:table-cell table:number-columns-repeated="8"/>
        </table:table-row>
        <table:table-row table:style-name="ro1">
          <table:table-cell office:value-type="float" office:value="291.999" calcext:value-type="float">
            <text:p>291.999</text:p>
          </table:table-cell>
          <table:table-cell office:value-type="float" office:value="5.8938" calcext:value-type="float">
            <text:p>5.8938</text:p>
          </table:table-cell>
          <table:table-cell office:value-type="float" office:value="8.68165622990888" calcext:value-type="float">
            <text:p>8.68165622990888</text:p>
          </table:table-cell>
          <table:table-cell table:number-columns-repeated="8"/>
        </table:table-row>
        <table:table-row table:style-name="ro1">
          <table:table-cell office:value-type="float" office:value="292.999" calcext:value-type="float">
            <text:p>292.999</text:p>
          </table:table-cell>
          <table:table-cell office:value-type="float" office:value="5.882" calcext:value-type="float">
            <text:p>5.882</text:p>
          </table:table-cell>
          <table:table-cell office:value-type="float" office:value="8.67965211911394" calcext:value-type="float">
            <text:p>8.6796521191139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4:00:19.696265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5T14:11:54.717269840</dc:date>
    <meta:editing-duration>PT16M27S</meta:editing-duration>
    <meta:editing-cycles>3</meta:editing-cycles>
    <meta:generator>LibreOffice/24.8.2.1$Linux_X86_64 LibreOffice_project/480$Build-1</meta:generator>
    <meta:document-statistic meta:table-count="1" meta:cell-count="88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3faf46"/>
    </style:style>
    <style:style style:name="ch11" style:family="chart">
      <style:chart-properties chart:solid-type="cuboid" chart:symbol-type="named-symbol" chart:symbol-name="square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1.184cm" svg:y="3.861cm" style:legend-expansion="high" chart:style-name="ch2"/>
        <chart:plot-area chart:style-name="ch3" table:cell-range-address="'40'.A2:'40'.A295 '40'.E1:'40'.E1 '40'.C2:'40'.C295" chart:data-source-has-labels="row" svg:x="1.397cm" svg:y="0.18cm" svg:width="9.468cm" svg:height="7.597cm">
          <chart:coordinate-region svg:x="2.152cm" svg:y="0.427cm" svg:width="8.405cm" svg:height="6.611cm"/>
          <chart:axis chart:dimension="x" chart:name="primary-x" chart:style-name="ch4">
            <chart:title svg:x="5.854cm" svg:y="7.958cm" chart:style-name="ch5">
              <text:p><text:span text:style-name="T1">t, с</text:span></text:p>
            </chart:title>
          </chart:axis>
          <chart:axis chart:dimension="y" chart:name="primary-y" chart:style-name="ch6">
            <chart:title svg:x="0.451cm" svg:y="4.365cm" chart:style-name="ch7">
              <text:p><text:span text:style-name="T1">ln(V)</text:span></text:p>
            </chart:title>
            <chart:grid chart:style-name="ch8" chart:class="major"/>
          </chart:axis>
          <chart:series chart:style-name="ch9" chart:values-cell-range-address="'40'.C2:'40'.C295" chart:label-cell-address="'40'.E1:'40'.E1" chart:class="chart:scatter">
            <chart:domain table:cell-range-address="'40'.A2:'40'.A295"/>
            <chart:regression-curve chart:style-name="ch10"/>
            <chart:data-point chart:repeated="149"/>
            <chart:data-point chart:style-name="ch11"/>
            <chart:data-point chart:repeated="1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0 торр</text:p>
                <draw:g>
                  <svg:desc>'40'.E1:'4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0'.A2:'40'.A295</svg:desc>
                </draw:g>
              </table:table-cell>
              <table:table-cell office:value-type="float" office:value="9.28124607949191">
                <text:p>9.28124607949191</text:p>
                <draw:g>
                  <svg:desc>'40'.C2:'40'.C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">
                <text:p>0.999</text:p>
              </table:table-cell>
              <table:table-cell office:value-type="float" office:value="9.27921323626256">
                <text:p>9.27921323626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9">
                <text:p>1.999</text:p>
              </table:table-cell>
              <table:table-cell office:value-type="float" office:value="9.27716689863171">
                <text:p>9.27716689863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27505075334494">
                <text:p>9.27505075334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.27293012048926">
                <text:p>9.27293012048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270833220405">
                <text:p>9.270833220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2687790770046">
                <text:p>9.2687790770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98">
                <text:p>6.998</text:p>
              </table:table-cell>
              <table:table-cell office:value-type="float" office:value="9.26665454065256">
                <text:p>9.26665454065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98">
                <text:p>7.998</text:p>
              </table:table-cell>
              <table:table-cell office:value-type="float" office:value="9.2645917868081">
                <text:p>9.2645917868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99">
                <text:p>8.999</text:p>
              </table:table-cell>
              <table:table-cell office:value-type="float" office:value="9.26239187884799">
                <text:p>9.26239187884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98">
                <text:p>9.998</text:p>
              </table:table-cell>
              <table:table-cell office:value-type="float" office:value="9.26027274072439">
                <text:p>9.26027274072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98">
                <text:p>10.998</text:p>
              </table:table-cell>
              <table:table-cell office:value-type="float" office:value="9.25812050242372">
                <text:p>9.25812050242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98">
                <text:p>11.998</text:p>
              </table:table-cell>
              <table:table-cell office:value-type="float" office:value="9.25604005122717">
                <text:p>9.25604005122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98">
                <text:p>12.998</text:p>
              </table:table-cell>
              <table:table-cell office:value-type="float" office:value="9.25391696909273">
                <text:p>9.25391696909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99">
                <text:p>13.999</text:p>
              </table:table-cell>
              <table:table-cell office:value-type="float" office:value="9.25168383051044">
                <text:p>9.25168383051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99">
                <text:p>14.999</text:p>
              </table:table-cell>
              <table:table-cell office:value-type="float" office:value="9.24956108512946">
                <text:p>9.24956108512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99">
                <text:p>15.999</text:p>
              </table:table-cell>
              <table:table-cell office:value-type="float" office:value="9.24749163760698">
                <text:p>9.24749163760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99">
                <text:p>16.999</text:p>
              </table:table-cell>
              <table:table-cell office:value-type="float" office:value="9.24538893225259">
                <text:p>9.24538893225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99">
                <text:p>17.999</text:p>
              </table:table-cell>
              <table:table-cell office:value-type="float" office:value="9.24322373881089">
                <text:p>9.243223738810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98">
                <text:p>18.998</text:p>
              </table:table-cell>
              <table:table-cell office:value-type="float" office:value="9.24110233362622">
                <text:p>9.241102333626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98">
                <text:p>19.998</text:p>
              </table:table-cell>
              <table:table-cell office:value-type="float" office:value="9.23901528856023">
                <text:p>9.239015288560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98">
                <text:p>20.998</text:p>
              </table:table-cell>
              <table:table-cell office:value-type="float" office:value="9.23685571263191">
                <text:p>9.23685571263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99">
                <text:p>21.999</text:p>
              </table:table-cell>
              <table:table-cell office:value-type="float" office:value="9.23469146284001">
                <text:p>9.23469146284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99">
                <text:p>22.999</text:p>
              </table:table-cell>
              <table:table-cell office:value-type="float" office:value="9.232590980911">
                <text:p>9.232590980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99">
                <text:p>23.999</text:p>
              </table:table-cell>
              <table:table-cell office:value-type="float" office:value="9.23044687466619">
                <text:p>9.230446874666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98">
                <text:p>24.998</text:p>
              </table:table-cell>
              <table:table-cell office:value-type="float" office:value="9.22834727026864">
                <text:p>9.22834727026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98">
                <text:p>25.998</text:p>
              </table:table-cell>
              <table:table-cell office:value-type="float" office:value="9.22633182439423">
                <text:p>9.22633182439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99">
                <text:p>26.999</text:p>
              </table:table-cell>
              <table:table-cell office:value-type="float" office:value="9.22417424123168">
                <text:p>9.224174241231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998">
                <text:p>27.998</text:p>
              </table:table-cell>
              <table:table-cell office:value-type="float" office:value="9.22205152790419">
                <text:p>9.22205152790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99">
                <text:p>28.999</text:p>
              </table:table-cell>
              <table:table-cell office:value-type="float" office:value="9.21995401249215">
                <text:p>9.21995401249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99">
                <text:p>29.999</text:p>
              </table:table-cell>
              <table:table-cell office:value-type="float" office:value="9.21790171285001">
                <text:p>9.21790171285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999">
                <text:p>30.999</text:p>
              </table:table-cell>
              <table:table-cell office:value-type="float" office:value="9.21578552021208">
                <text:p>9.21578552021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999">
                <text:p>31.999</text:p>
              </table:table-cell>
              <table:table-cell office:value-type="float" office:value="9.21355519887813">
                <text:p>9.21355519887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999">
                <text:p>32.999</text:p>
              </table:table-cell>
              <table:table-cell office:value-type="float" office:value="9.21148971123271">
                <text:p>9.21148971123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999">
                <text:p>33.999</text:p>
              </table:table-cell>
              <table:table-cell office:value-type="float" office:value="9.20932986158249">
                <text:p>9.20932986158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.20725561901426">
                <text:p>9.2072556190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999">
                <text:p>35.999</text:p>
              </table:table-cell>
              <table:table-cell office:value-type="float" office:value="9.20509664765313">
                <text:p>9.20509664765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.20297330163062">
                <text:p>9.202973301630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.2008757231604">
                <text:p>9.20087572316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.19875350272426">
                <text:p>9.19875350272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.19663690691769">
                <text:p>9.19663690691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.19452598108182">
                <text:p>9.19452598108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.19233932086663">
                <text:p>9.192339320866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.19027030892225">
                <text:p>9.190270308922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999">
                <text:p>43.999</text:p>
              </table:table-cell>
              <table:table-cell office:value-type="float" office:value="9.18821745488841">
                <text:p>9.18821745488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.18605792525629">
                <text:p>9.18605792525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.18393479309641">
                <text:p>9.18393479309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999">
                <text:p>46.999</text:p>
              </table:table-cell>
              <table:table-cell office:value-type="float" office:value="9.18189974434433">
                <text:p>9.18189974434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999">
                <text:p>47.999</text:p>
              </table:table-cell>
              <table:table-cell office:value-type="float" office:value="9.17970589140009">
                <text:p>9.17970589140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.17762088001325">
                <text:p>9.17762088001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.17539689837798">
                <text:p>9.17539689837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999">
                <text:p>50.999</text:p>
              </table:table-cell>
              <table:table-cell office:value-type="float" office:value="9.17339626538647">
                <text:p>9.17339626538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.17121485429167">
                <text:p>9.17121485429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.16908078172488">
                <text:p>9.169080781724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.1669525886332">
                <text:p>9.1669525886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.16485125335575">
                <text:p>9.16485125335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.16270354246058">
                <text:p>9.162703542460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999">
                <text:p>56.999</text:p>
              </table:table-cell>
              <table:table-cell office:value-type="float" office:value="9.16061426995353">
                <text:p>9.16061426995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.15855221832388">
                <text:p>9.158552218323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999">
                <text:p>58.999</text:p>
              </table:table-cell>
              <table:table-cell office:value-type="float" office:value="9.15646479900686">
                <text:p>9.15646479900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.15434128585608">
                <text:p>9.154341285856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.15218145780265">
                <text:p>9.15218145780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999">
                <text:p>61.999</text:p>
              </table:table-cell>
              <table:table-cell office:value-type="float" office:value="9.15002757653685">
                <text:p>9.15002757653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.14802870289543">
                <text:p>9.148028702895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.14588718053126">
                <text:p>9.14588718053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.14381588010356">
                <text:p>9.143815880103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.14167601795003">
                <text:p>9.14167601795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.13957450108286">
                <text:p>9.13957450108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999">
                <text:p>67.999</text:p>
              </table:table-cell>
              <table:table-cell office:value-type="float" office:value="9.13750082579923">
                <text:p>9.137500825799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.13532583517072">
                <text:p>9.13532583517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999">
                <text:p>69.999</text:p>
              </table:table-cell>
              <table:table-cell office:value-type="float" office:value="9.13334053008732">
                <text:p>9.13334053008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.13119975729439">
                <text:p>9.13119975729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.12907608514522">
                <text:p>9.129076085145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.1269370236704">
                <text:p>9.12693702367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.12486962578705">
                <text:p>9.12486962578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.12280885973967">
                <text:p>9.12280885973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999">
                <text:p>75.999</text:p>
              </table:table-cell>
              <table:table-cell office:value-type="float" office:value="9.12065633570336">
                <text:p>9.12065633570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999">
                <text:p>76.999</text:p>
              </table:table-cell>
              <table:table-cell office:value-type="float" office:value="9.11854301497881">
                <text:p>9.118543014978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.11632635179393">
                <text:p>9.116326351793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.1142148598788">
                <text:p>9.1142148598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999">
                <text:p>79.999</text:p>
              </table:table-cell>
              <table:table-cell office:value-type="float" office:value="9.11223127886586">
                <text:p>9.112231278865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999">
                <text:p>80.999</text:p>
              </table:table-cell>
              <table:table-cell office:value-type="float" office:value="9.11005584057383">
                <text:p>9.110055840573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.10796428735932">
                <text:p>9.10796428735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999">
                <text:p>82.999</text:p>
              </table:table-cell>
              <table:table-cell office:value-type="float" office:value="9.10584614764631">
                <text:p>9.105846147646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.10372351189254">
                <text:p>9.103723511892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.10164095505284">
                <text:p>9.10164095505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.09948702050098">
                <text:p>9.09948702050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.09737322130766">
                <text:p>9.09737322130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.0952773836347">
                <text:p>9.0952773836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999">
                <text:p>88.999</text:p>
              </table:table-cell>
              <table:table-cell office:value-type="float" office:value="9.0931434145424">
                <text:p>9.0931434145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.09106121769226">
                <text:p>9.09106121769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999">
                <text:p>90.999</text:p>
              </table:table-cell>
              <table:table-cell office:value-type="float" office:value="9.08899725675001">
                <text:p>9.08899725675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.999">
                <text:p>91.999</text:p>
              </table:table-cell>
              <table:table-cell office:value-type="float" office:value="9.08680457084958">
                <text:p>9.086804570849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.999">
                <text:p>92.999</text:p>
              </table:table-cell>
              <table:table-cell office:value-type="float" office:value="9.08478848680504">
                <text:p>9.08478848680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.08266607872177">
                <text:p>9.08266607872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.08055054239518">
                <text:p>9.08055054239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.07844193107427">
                <text:p>9.07844193107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.07638603277951">
                <text:p>9.07638603277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.07433735597697">
                <text:p>9.074337355976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.07221558872438">
                <text:p>9.07221558872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.07020435964558">
                <text:p>9.070204359645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.06809685303534">
                <text:p>9.068096853035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.999">
                <text:p>101.999</text:p>
              </table:table-cell>
              <table:table-cell office:value-type="float" office:value="9.06590402155858">
                <text:p>9.065904021558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999">
                <text:p>102.999</text:p>
              </table:table-cell>
              <table:table-cell office:value-type="float" office:value="9.06393793020751">
                <text:p>9.063937930207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.06192156685719">
                <text:p>9.06192156685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.05990112956978">
                <text:p>9.059901129569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999">
                <text:p>105.999</text:p>
              </table:table-cell>
              <table:table-cell office:value-type="float" office:value="9.05774847661292">
                <text:p>9.057748476612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.05582462552021">
                <text:p>9.05582462552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.05376842992456">
                <text:p>9.05376842992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999">
                <text:p>108.999</text:p>
              </table:table-cell>
              <table:table-cell office:value-type="float" office:value="9.0516611202952">
                <text:p>9.05166112029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999">
                <text:p>109.999</text:p>
              </table:table-cell>
              <table:table-cell office:value-type="float" office:value="9.04964331127889">
                <text:p>9.049643311278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.04760965534721">
                <text:p>9.047609655347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.999">
                <text:p>111.999</text:p>
              </table:table-cell>
              <table:table-cell office:value-type="float" office:value="9.04545393626359">
                <text:p>9.045453936263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.04343536710916">
                <text:p>9.04343536710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999">
                <text:p>113.999</text:p>
              </table:table-cell>
              <table:table-cell office:value-type="float" office:value="9.04148375463575">
                <text:p>9.04148375463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.03943341999748">
                <text:p>9.039433419997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.03734320760255">
                <text:p>9.037343207602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.03524861706691">
                <text:p>9.035248617066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.999">
                <text:p>117.999</text:p>
              </table:table-cell>
              <table:table-cell office:value-type="float" office:value="9.03310187451935">
                <text:p>9.03310187451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9.03109408169916">
                <text:p>9.031094081699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999">
                <text:p>119.999</text:p>
              </table:table-cell>
              <table:table-cell office:value-type="float" office:value="9.02902231151132">
                <text:p>9.02902231151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9.0269822781633">
                <text:p>9.02698227816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.02488992530759">
                <text:p>9.024889925307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001">
                <text:p>123.001</text:p>
              </table:table-cell>
              <table:table-cell office:value-type="float" office:value="9.02294999036779">
                <text:p>9.022949990367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.02077665392517">
                <text:p>9.020776653925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.01881660441743">
                <text:p>9.018816604417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9.01669494145079">
                <text:p>9.016694941450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.999">
                <text:p>126.999</text:p>
              </table:table-cell>
              <table:table-cell office:value-type="float" office:value="9.01460525426481">
                <text:p>9.014605254264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.0125843137182">
                <text:p>9.01258431371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999">
                <text:p>128.999</text:p>
              </table:table-cell>
              <table:table-cell office:value-type="float" office:value="9.01055928069886">
                <text:p>9.010559280698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9.00855461061462">
                <text:p>9.00855461061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9.00649687070697">
                <text:p>9.00649687070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999">
                <text:p>131.999</text:p>
              </table:table-cell>
              <table:table-cell office:value-type="float" office:value="9.0044594602128">
                <text:p>9.00445946021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9.00225783208728">
                <text:p>9.002257832087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.999">
                <text:p>133.999</text:p>
              </table:table-cell>
              <table:table-cell office:value-type="float" office:value="9.00022409603074">
                <text:p>9.000224096030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.99823566777719">
                <text:p>8.998235667777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.999">
                <text:p>135.999</text:p>
              </table:table-cell>
              <table:table-cell office:value-type="float" office:value="8.99615656203345">
                <text:p>8.996156562033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8.9940855388654">
                <text:p>8.99408553886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999">
                <text:p>137.999</text:p>
              </table:table-cell>
              <table:table-cell office:value-type="float" office:value="8.99199777760301">
                <text:p>8.991997777603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8.98999290796397">
                <text:p>8.989992907963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999">
                <text:p>139.999</text:p>
              </table:table-cell>
              <table:table-cell office:value-type="float" office:value="8.98788408444211">
                <text:p>8.987884084442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8.98579583974635">
                <text:p>8.985795839746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8.98375339888421">
                <text:p>8.983753398884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.001">
                <text:p>143.001</text:p>
              </table:table-cell>
              <table:table-cell office:value-type="float" office:value="8.98173191523091">
                <text:p>8.981731915230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8.97968114862031">
                <text:p>8.979681148620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8.97755044361017">
                <text:p>8.977550443610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8.97550372207093">
                <text:p>8.975503722070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8.97345280286971">
                <text:p>8.973452802869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8.97134687123191">
                <text:p>8.971346871231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.001">
                <text:p>149.001</text:p>
              </table:table-cell>
              <table:table-cell office:value-type="float" office:value="8.96936375251018">
                <text:p>8.969363752510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8.96726193461999">
                <text:p>8.967261934619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8.96514291113056">
                <text:p>8.96514291113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999">
                <text:p>151.999</text:p>
              </table:table-cell>
              <table:table-cell office:value-type="float" office:value="8.96313463431121">
                <text:p>8.963134634311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8.96108382480472">
                <text:p>8.961083824804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8.95899022877179">
                <text:p>8.958990228771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.999">
                <text:p>154.999</text:p>
              </table:table-cell>
              <table:table-cell office:value-type="float" office:value="8.95689224039712">
                <text:p>8.956892240397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8.95488021918543">
                <text:p>8.954880219185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8.95276064334085">
                <text:p>8.952760643340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999">
                <text:p>157.999</text:p>
              </table:table-cell>
              <table:table-cell office:value-type="float" office:value="8.95092176479726">
                <text:p>8.95092176479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8.9487028433722">
                <text:p>8.94870284337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8.94670029400464">
                <text:p>8.946700294004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.999">
                <text:p>160.999</text:p>
              </table:table-cell>
              <table:table-cell office:value-type="float" office:value="8.94466764056266">
                <text:p>8.944667640562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8.94263084702385">
                <text:p>8.942630847023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8.94057680002675">
                <text:p>8.940576800026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.999">
                <text:p>163.999</text:p>
              </table:table-cell>
              <table:table-cell office:value-type="float" office:value="8.93854477195416">
                <text:p>8.938544771954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8.93654805536302">
                <text:p>8.936548055363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8.93440240014816">
                <text:p>8.93440240014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8.93237097837819">
                <text:p>8.932370978378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8.93042803678876">
                <text:p>8.930428036788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.999">
                <text:p>168.999</text:p>
              </table:table-cell>
              <table:table-cell office:value-type="float" office:value="8.92826919563164">
                <text:p>8.928269195631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8.92622526367049">
                <text:p>8.926225263670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8.92417714549367">
                <text:p>8.924177145493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8.92217818428753">
                <text:p>8.922178184287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8.92010838458617">
                <text:p>8.920108384586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8.91815484082637">
                <text:p>8.918154840826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999">
                <text:p>174.999</text:p>
              </table:table-cell>
              <table:table-cell office:value-type="float" office:value="8.91603642321551">
                <text:p>8.916036423215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.999">
                <text:p>175.999</text:p>
              </table:table-cell>
              <table:table-cell office:value-type="float" office:value="8.91400765704361">
                <text:p>8.914007657043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8.91194781315956">
                <text:p>8.911947813159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8.90995123904804">
                <text:p>8.909951239048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999">
                <text:p>178.999</text:p>
              </table:table-cell>
              <table:table-cell office:value-type="float" office:value="8.9078288852784">
                <text:p>8.90782888527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999">
                <text:p>179.999</text:p>
              </table:table-cell>
              <table:table-cell office:value-type="float" office:value="8.90582406219624">
                <text:p>8.905824062196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8.90377445002261">
                <text:p>8.903774450022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8.90176147381142">
                <text:p>8.90176147381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8.89968986634873">
                <text:p>8.899689866348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8.8976686428208">
                <text:p>8.89766864282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8.8956022295009">
                <text:p>8.89560222950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8.89358644537106">
                <text:p>8.893586445371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8.89159409807118">
                <text:p>8.891594098071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8.8895702100021">
                <text:p>8.8895702100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999">
                <text:p>188.999</text:p>
              </table:table-cell>
              <table:table-cell office:value-type="float" office:value="8.88748697651296">
                <text:p>8.88748697651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8.88555161689977">
                <text:p>8.885551616899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8.88345998612025">
                <text:p>8.883459986120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.999">
                <text:p>191.999</text:p>
              </table:table-cell>
              <table:table-cell office:value-type="float" office:value="8.88135007570273">
                <text:p>8.881350075702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8.87933317478603">
                <text:p>8.879333174786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8.87731219775753">
                <text:p>8.877312197757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.999">
                <text:p>194.999</text:p>
              </table:table-cell>
              <table:table-cell office:value-type="float" office:value="8.87521722492427">
                <text:p>8.875217224924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8.87322993174636">
                <text:p>8.87322993174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8.87100002625946">
                <text:p>8.871000026259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8.86906059764228">
                <text:p>8.869060597642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8.86711740033143">
                <text:p>8.867117400331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.999">
                <text:p>199.999</text:p>
              </table:table-cell>
              <table:table-cell office:value-type="float" office:value="8.8650009377012">
                <text:p>8.86500093770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8.86290829511863">
                <text:p>8.862908295118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.999">
                <text:p>201.999</text:p>
              </table:table-cell>
              <table:table-cell office:value-type="float" office:value="8.86088218165745">
                <text:p>8.860882181657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8.8588377428109">
                <text:p>8.85883774281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8.8568745589784">
                <text:p>8.85687455897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8.85479336310803">
                <text:p>8.854793363108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8.85270782682659">
                <text:p>8.852707826826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999">
                <text:p>206.999</text:p>
              </table:table-cell>
              <table:table-cell office:value-type="float" office:value="8.85057494311901">
                <text:p>8.850574943119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8.84852366034845">
                <text:p>8.848523660348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8.84652571512321">
                <text:p>8.846525715123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.999">
                <text:p>209.999</text:p>
              </table:table-cell>
              <table:table-cell office:value-type="float" office:value="8.84426423209639">
                <text:p>8.844264232096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.84224330033676">
                <text:p>8.842243300336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.84024723394849">
                <text:p>8.840247233948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8.83826168288565">
                <text:p>8.838261682885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8.83617042184873">
                <text:p>8.836170421848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.999">
                <text:p>214.999</text:p>
              </table:table-cell>
              <table:table-cell office:value-type="float" office:value="8.83416218449291">
                <text:p>8.834162184492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.83222288538626">
                <text:p>8.832222885386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.8302359459332">
                <text:p>8.83023594593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8.82820108917152">
                <text:p>8.828201089171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.999">
                <text:p>218.999</text:p>
              </table:table-cell>
              <table:table-cell office:value-type="float" office:value="8.82617676728794">
                <text:p>8.826176767287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.001">
                <text:p>220.001</text:p>
              </table:table-cell>
              <table:table-cell office:value-type="float" office:value="8.82413362543141">
                <text:p>8.824133625431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999">
                <text:p>220.999</text:p>
              </table:table-cell>
              <table:table-cell office:value-type="float" office:value="8.82227795479582">
                <text:p>8.822277954795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999">
                <text:p>221.999</text:p>
              </table:table-cell>
              <table:table-cell office:value-type="float" office:value="8.82022682337246">
                <text:p>8.82022682337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.999">
                <text:p>222.999</text:p>
              </table:table-cell>
              <table:table-cell office:value-type="float" office:value="8.81815667417393">
                <text:p>8.818156674173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.999">
                <text:p>223.999</text:p>
              </table:table-cell>
              <table:table-cell office:value-type="float" office:value="8.81623054790615">
                <text:p>8.816230547906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.999">
                <text:p>224.999</text:p>
              </table:table-cell>
              <table:table-cell office:value-type="float" office:value="8.81418182318832">
                <text:p>8.814181823188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.999">
                <text:p>225.999</text:p>
              </table:table-cell>
              <table:table-cell office:value-type="float" office:value="8.81218845716224">
                <text:p>8.812188457162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.999">
                <text:p>226.999</text:p>
              </table:table-cell>
              <table:table-cell office:value-type="float" office:value="8.81031046635796">
                <text:p>8.810310466357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8.80818976483585">
                <text:p>8.80818976483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.999">
                <text:p>228.999</text:p>
              </table:table-cell>
              <table:table-cell office:value-type="float" office:value="8.80625930564018">
                <text:p>8.80625930564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.999">
                <text:p>229.999</text:p>
              </table:table-cell>
              <table:table-cell office:value-type="float" office:value="8.80426507774232">
                <text:p>8.804265077742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.80234205800966">
                <text:p>8.802342058009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999">
                <text:p>231.999</text:p>
              </table:table-cell>
              <table:table-cell office:value-type="float" office:value="8.80024958187792">
                <text:p>8.800249581877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.999">
                <text:p>232.999</text:p>
              </table:table-cell>
              <table:table-cell office:value-type="float" office:value="8.79831881726877">
                <text:p>8.798318817268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8.7962784166425">
                <text:p>8.79627841664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.999">
                <text:p>234.999</text:p>
              </table:table-cell>
              <table:table-cell office:value-type="float" office:value="8.79432480297283">
                <text:p>8.794324802972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.999">
                <text:p>235.999</text:p>
              </table:table-cell>
              <table:table-cell office:value-type="float" office:value="8.79239774235691">
                <text:p>8.792397742356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.999">
                <text:p>236.999</text:p>
              </table:table-cell>
              <table:table-cell office:value-type="float" office:value="8.79029955241563">
                <text:p>8.790299552415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.78834946191068">
                <text:p>8.788349461910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999">
                <text:p>238.999</text:p>
              </table:table-cell>
              <table:table-cell office:value-type="float" office:value="8.78631915933942">
                <text:p>8.786319159339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.999">
                <text:p>239.999</text:p>
              </table:table-cell>
              <table:table-cell office:value-type="float" office:value="8.78440721522816">
                <text:p>8.784407215228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.999">
                <text:p>240.999</text:p>
              </table:table-cell>
              <table:table-cell office:value-type="float" office:value="8.78250694800601">
                <text:p>8.78250694800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.999">
                <text:p>241.999</text:p>
              </table:table-cell>
              <table:table-cell office:value-type="float" office:value="8.78038788021675">
                <text:p>8.780387880216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999">
                <text:p>242.999</text:p>
              </table:table-cell>
              <table:table-cell office:value-type="float" office:value="8.77847995250849">
                <text:p>8.778479952508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.999">
                <text:p>243.999</text:p>
              </table:table-cell>
              <table:table-cell office:value-type="float" office:value="8.77646035712848">
                <text:p>8.776460357128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.999">
                <text:p>244.999</text:p>
              </table:table-cell>
              <table:table-cell office:value-type="float" office:value="8.7744830644475">
                <text:p>8.77448306444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999">
                <text:p>245.999</text:p>
              </table:table-cell>
              <table:table-cell office:value-type="float" office:value="8.77243987822475">
                <text:p>8.772439878224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999">
                <text:p>246.999</text:p>
              </table:table-cell>
              <table:table-cell office:value-type="float" office:value="8.77056328315027">
                <text:p>8.770563283150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.999">
                <text:p>247.999</text:p>
              </table:table-cell>
              <table:table-cell office:value-type="float" office:value="8.76855872950213">
                <text:p>8.768558729502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999">
                <text:p>248.999</text:p>
              </table:table-cell>
              <table:table-cell office:value-type="float" office:value="8.76670599775052">
                <text:p>8.766705997750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.999">
                <text:p>249.999</text:p>
              </table:table-cell>
              <table:table-cell office:value-type="float" office:value="8.76466245875421">
                <text:p>8.764662458754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.999">
                <text:p>250.999</text:p>
              </table:table-cell>
              <table:table-cell office:value-type="float" office:value="8.76263038252427">
                <text:p>8.762630382524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999">
                <text:p>251.999</text:p>
              </table:table-cell>
              <table:table-cell office:value-type="float" office:value="8.76067256118829">
                <text:p>8.760672561188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.999">
                <text:p>252.999</text:p>
              </table:table-cell>
              <table:table-cell office:value-type="float" office:value="8.75867948137816">
                <text:p>8.758679481378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.999">
                <text:p>253.999</text:p>
              </table:table-cell>
              <table:table-cell office:value-type="float" office:value="8.75685555282334">
                <text:p>8.756855552823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.999">
                <text:p>254.999</text:p>
              </table:table-cell>
              <table:table-cell office:value-type="float" office:value="8.75449208151863">
                <text:p>8.754492081518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999">
                <text:p>255.999</text:p>
              </table:table-cell>
              <table:table-cell office:value-type="float" office:value="8.75223369254242">
                <text:p>8.752233692542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.998">
                <text:p>256.998</text:p>
              </table:table-cell>
              <table:table-cell office:value-type="float" office:value="8.75020786252571">
                <text:p>8.750207862525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.999">
                <text:p>257.999</text:p>
              </table:table-cell>
              <table:table-cell office:value-type="float" office:value="8.74828903923777">
                <text:p>8.748289039237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999">
                <text:p>258.999</text:p>
              </table:table-cell>
              <table:table-cell office:value-type="float" office:value="8.7466527546676">
                <text:p>8.74665275466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999">
                <text:p>259.999</text:p>
              </table:table-cell>
              <table:table-cell office:value-type="float" office:value="8.74459964364344">
                <text:p>8.744599643643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.999">
                <text:p>260.999</text:p>
              </table:table-cell>
              <table:table-cell office:value-type="float" office:value="8.74259020178331">
                <text:p>8.742590201783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999">
                <text:p>261.999</text:p>
              </table:table-cell>
              <table:table-cell office:value-type="float" office:value="8.74046473453915">
                <text:p>8.740464734539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999">
                <text:p>262.999</text:p>
              </table:table-cell>
              <table:table-cell office:value-type="float" office:value="8.73860724801629">
                <text:p>8.738607248016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999">
                <text:p>263.999</text:p>
              </table:table-cell>
              <table:table-cell office:value-type="float" office:value="8.73664995487245">
                <text:p>8.736649954872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4.999">
                <text:p>264.999</text:p>
              </table:table-cell>
              <table:table-cell office:value-type="float" office:value="8.73457618251742">
                <text:p>8.734576182517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999">
                <text:p>265.999</text:p>
              </table:table-cell>
              <table:table-cell office:value-type="float" office:value="8.73256260225639">
                <text:p>8.732562602256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8.73057727366201">
                <text:p>8.730577273662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.999">
                <text:p>267.999</text:p>
              </table:table-cell>
              <table:table-cell office:value-type="float" office:value="8.72866893786277">
                <text:p>8.728668937862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.999">
                <text:p>268.999</text:p>
              </table:table-cell>
              <table:table-cell office:value-type="float" office:value="8.72670829589432">
                <text:p>8.726708295894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.999">
                <text:p>269.999</text:p>
              </table:table-cell>
              <table:table-cell office:value-type="float" office:value="8.72461378226521">
                <text:p>8.724613782265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.999">
                <text:p>270.999</text:p>
              </table:table-cell>
              <table:table-cell office:value-type="float" office:value="8.72272659020398">
                <text:p>8.722726590203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999">
                <text:p>271.999</text:p>
              </table:table-cell>
              <table:table-cell office:value-type="float" office:value="8.72072161785459">
                <text:p>8.720721617854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.999">
                <text:p>272.999</text:p>
              </table:table-cell>
              <table:table-cell office:value-type="float" office:value="8.71861451417813">
                <text:p>8.718614514178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.999">
                <text:p>273.999</text:p>
              </table:table-cell>
              <table:table-cell office:value-type="float" office:value="8.71665042365688">
                <text:p>8.716650423656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999">
                <text:p>274.999</text:p>
              </table:table-cell>
              <table:table-cell office:value-type="float" office:value="8.71464963579446">
                <text:p>8.714649635794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.999">
                <text:p>275.999</text:p>
              </table:table-cell>
              <table:table-cell office:value-type="float" office:value="8.71275997496021">
                <text:p>8.712759974960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6.999">
                <text:p>276.999</text:p>
              </table:table-cell>
              <table:table-cell office:value-type="float" office:value="8.71081729971432">
                <text:p>8.710817299714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7.999">
                <text:p>277.999</text:p>
              </table:table-cell>
              <table:table-cell office:value-type="float" office:value="8.70887084313422">
                <text:p>8.708870843134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999">
                <text:p>278.999</text:p>
              </table:table-cell>
              <table:table-cell office:value-type="float" office:value="8.70683786858997">
                <text:p>8.706837868589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9.999">
                <text:p>279.999</text:p>
              </table:table-cell>
              <table:table-cell office:value-type="float" office:value="8.70496652688844">
                <text:p>8.704966526888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999">
                <text:p>280.999</text:p>
              </table:table-cell>
              <table:table-cell office:value-type="float" office:value="8.70300863746445">
                <text:p>8.703008637464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999">
                <text:p>281.999</text:p>
              </table:table-cell>
              <table:table-cell office:value-type="float" office:value="8.70101362433393">
                <text:p>8.701013624333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999">
                <text:p>282.999</text:p>
              </table:table-cell>
              <table:table-cell office:value-type="float" office:value="8.69901462316851">
                <text:p>8.699014623168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999">
                <text:p>283.999</text:p>
              </table:table-cell>
              <table:table-cell office:value-type="float" office:value="8.69714527656146">
                <text:p>8.697145276561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.999">
                <text:p>284.999</text:p>
              </table:table-cell>
              <table:table-cell office:value-type="float" office:value="8.69520547662209">
                <text:p>8.695205476622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999">
                <text:p>285.999</text:p>
              </table:table-cell>
              <table:table-cell office:value-type="float" office:value="8.69309418040727">
                <text:p>8.693094180407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999">
                <text:p>286.999</text:p>
              </table:table-cell>
              <table:table-cell office:value-type="float" office:value="8.69119691743669">
                <text:p>8.691196917436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7.999">
                <text:p>287.999</text:p>
              </table:table-cell>
              <table:table-cell office:value-type="float" office:value="8.68912765532371">
                <text:p>8.689127655323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999">
                <text:p>288.999</text:p>
              </table:table-cell>
              <table:table-cell office:value-type="float" office:value="8.68735781793956">
                <text:p>8.687357817939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999">
                <text:p>289.999</text:p>
              </table:table-cell>
              <table:table-cell office:value-type="float" office:value="8.68544962988536">
                <text:p>8.685449629885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.999">
                <text:p>290.999</text:p>
              </table:table-cell>
              <table:table-cell office:value-type="float" office:value="8.68341924104531">
                <text:p>8.683419241045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999">
                <text:p>291.999</text:p>
              </table:table-cell>
              <table:table-cell office:value-type="float" office:value="8.68165622990888">
                <text:p>8.681656229908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2.999">
                <text:p>292.999</text:p>
              </table:table-cell>
              <table:table-cell office:value-type="float" office:value="8.67965211911394">
                <text:p>8.67965211911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